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MinConnector" style:family="table">
      <style:table-properties style:width="6.9271in" fo:margin-left="0in" fo:margin-right="-0.0021in" table:align="margins"/>
    </style:style>
    <style:style style:name="MinConnector.A" style:family="table-column">
      <style:table-column-properties style:column-width="0.6986in" style:rel-column-width="6610*"/>
    </style:style>
    <style:style style:name="MinConnector.B" style:family="table-column">
      <style:table-column-properties style:column-width="0.884in" style:rel-column-width="8364*"/>
    </style:style>
    <style:style style:name="MinConnector.C" style:family="table-column">
      <style:table-column-properties style:column-width="1.0014in" style:rel-column-width="9474*"/>
    </style:style>
    <style:style style:name="MinConnector.D" style:family="table-column">
      <style:table-column-properties style:column-width="4.3431in" style:rel-column-width="41087*"/>
    </style:style>
    <style:style style:name="MinConnector.A1" style:family="table-cell">
      <style:table-cell-properties fo:padding="0.0382in" fo:border-left="0.0007in solid #000000" fo:border-right="none" fo:border-top="0.0007in solid #000000" fo:border-bottom="0.0007in solid #000000"/>
    </style:style>
    <style:style style:name="MinConnector.D1" style:family="table-cell">
      <style:table-cell-properties fo:padding="0.0382in" fo:border="0.0007in solid #000000"/>
    </style:style>
    <style:style style:name="MinConnector.A2" style:family="table-cell">
      <style:table-cell-properties fo:padding="0.0382in" fo:border-left="0.0007in solid #000000" fo:border-right="none" fo:border-top="none" fo:border-bottom="0.0007in solid #000000"/>
    </style:style>
    <style:style style:name="MinConnector.D2" style:family="table-cell">
      <style:table-cell-properties fo:padding="0.0382in" fo:border-left="0.0007in solid #000000" fo:border-right="0.0007in solid #000000" fo:border-top="none" fo:border-bottom="0.0007in solid #000000"/>
    </style:style>
    <style:style style:name="MinConnector.5" style:family="table-row">
      <style:table-row-properties style:min-row-height="0.05in"/>
    </style:style>
    <style:style style:name="FurnaceConnector" style:family="table">
      <style:table-properties style:width="6.9271in" fo:margin-left="0in" fo:margin-right="-0.0021in" table:align="margins"/>
    </style:style>
    <style:style style:name="FurnaceConnector.A" style:family="table-column">
      <style:table-column-properties style:column-width="0.6882in" style:rel-column-width="6511*"/>
    </style:style>
    <style:style style:name="FurnaceConnector.B" style:family="table-column">
      <style:table-column-properties style:column-width="1.25in" style:rel-column-width="11827*"/>
    </style:style>
    <style:style style:name="FurnaceConnector.C" style:family="table-column">
      <style:table-column-properties style:column-width="4.9889in" style:rel-column-width="47197*"/>
    </style:style>
    <style:style style:name="FurnaceConnector.A1" style:family="table-cell">
      <style:table-cell-properties fo:padding="0.0382in" fo:border-left="0.0007in solid #000000" fo:border-right="none" fo:border-top="0.0007in solid #000000" fo:border-bottom="0.0007in solid #000000"/>
    </style:style>
    <style:style style:name="FurnaceConnector.C1" style:family="table-cell">
      <style:table-cell-properties fo:padding="0.0382in" fo:border="0.0007in solid #000000"/>
    </style:style>
    <style:style style:name="FurnaceConnector.A2" style:family="table-cell">
      <style:table-cell-properties fo:padding="0.0382in" fo:border-left="0.0007in solid #000000" fo:border-right="none" fo:border-top="none" fo:border-bottom="0.0007in solid #000000"/>
    </style:style>
    <style:style style:name="FurnaceConnector.C2" style:family="table-cell">
      <style:table-cell-properties fo:padding="0.0382in" fo:border-left="0.0007in solid #000000" fo:border-right="0.0007in solid #000000" fo:border-top="none" fo:border-bottom="0.0007in solid #000000"/>
    </style:style>
    <style:style style:name="LCDTable" style:family="table">
      <style:table-properties style:width="6.9271in" fo:margin-left="0in" fo:margin-right="-0.0021in" table:align="margins"/>
    </style:style>
    <style:style style:name="LCDTable.A" style:family="table-column">
      <style:table-column-properties style:column-width="0.8549in" style:rel-column-width="8088*"/>
    </style:style>
    <style:style style:name="LCDTable.B" style:family="table-column">
      <style:table-column-properties style:column-width="1.2278in" style:rel-column-width="11616*"/>
    </style:style>
    <style:style style:name="LCDTable.C" style:family="table-column">
      <style:table-column-properties style:column-width="4.8444in" style:rel-column-width="45831*"/>
    </style:style>
    <style:style style:name="LCDTable.A1" style:family="table-cell">
      <style:table-cell-properties fo:padding="0.0382in" fo:border-left="0.0007in solid #000000" fo:border-right="none" fo:border-top="0.0007in solid #000000" fo:border-bottom="0.0007in solid #000000"/>
    </style:style>
    <style:style style:name="LCDTable.C1" style:family="table-cell">
      <style:table-cell-properties fo:padding="0.0382in" fo:border="0.0007in solid #000000"/>
    </style:style>
    <style:style style:name="LCDTable.A2" style:family="table-cell">
      <style:table-cell-properties fo:padding="0.0382in" fo:border-left="0.0007in solid #000000" fo:border-right="none" fo:border-top="none" fo:border-bottom="0.0007in solid #000000"/>
    </style:style>
    <style:style style:name="LCDTable.C2" style:family="table-cell">
      <style:table-cell-properties fo:padding="0.0382in" fo:border-left="0.0007in solid #000000" fo:border-right="0.0007in solid #000000" fo:border-top="none" fo:border-bottom="0.0007in solid #000000"/>
    </style:style>
    <style:style style:name="LockCables" style:family="table">
      <style:table-properties style:width="6.9271in" fo:margin-left="0in" fo:margin-right="-0.0021in" table:align="margins"/>
    </style:style>
    <style:style style:name="LockCables.A" style:family="table-column">
      <style:table-column-properties style:column-width="0.6569in" style:rel-column-width="6215*"/>
    </style:style>
    <style:style style:name="LockCables.B" style:family="table-column">
      <style:table-column-properties style:column-width="1.1042in" style:rel-column-width="10447*"/>
    </style:style>
    <style:style style:name="LockCables.C" style:family="table-column">
      <style:table-column-properties style:column-width="5.166in" style:rel-column-width="48873*"/>
    </style:style>
    <style:style style:name="LockCables.A1" style:family="table-cell">
      <style:table-cell-properties fo:padding="0.0382in" fo:border-left="0.0007in solid #000000" fo:border-right="none" fo:border-top="0.0007in solid #000000" fo:border-bottom="0.0007in solid #000000"/>
    </style:style>
    <style:style style:name="LockCables.C1" style:family="table-cell">
      <style:table-cell-properties fo:padding="0.0382in" fo:border="0.0007in solid #000000"/>
    </style:style>
    <style:style style:name="LockCables.A2" style:family="table-cell">
      <style:table-cell-properties fo:padding="0.0382in" fo:border-left="0.0007in solid #000000" fo:border-right="none" fo:border-top="none" fo:border-bottom="0.0007in solid #000000"/>
    </style:style>
    <style:style style:name="LockCable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style:text-properties fo:font-size="26pt" style:font-size-asian="26pt" style:font-size-complex="26pt"/>
    </style:style>
    <style:style style:name="P3" style:family="paragraph" style:parent-style-name="Heading_20_1">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break-before="page"/>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Text_20_body">
      <style:text-properties fo:font-weight="bold" fo:background-color="#ffff00" style:font-weight-asian="bold" style:font-weight-complex="bold"/>
    </style:style>
    <style:style style:name="P13" style:family="paragraph" style:parent-style-name="Standard" style:list-style-name="L2">
      <style:text-properties style:font-name="Times New Roman1" fo:font-size="10pt" style:font-name-asian="Times New Roman1" style:font-size-asian="10pt" style:font-name-complex="Times New Roman1" style:font-size-complex="10pt"/>
    </style:style>
    <style:style style:name="P14" style:family="paragraph" style:parent-style-name="Standard" style:list-style-name="L2">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Standard">
      <style:paragraph-properties fo:text-align="start" style:justify-single-word="false" fo:break-before="page" style:text-autospace="none"/>
      <style:text-properties style:font-name="Times New Roman1" fo:font-size="10pt" style:font-name-asian="Times New Roman1" style:font-size-asian="10pt" style:font-name-complex="Times New Roman1" style:font-size-complex="10pt"/>
    </style:style>
    <style:style style:name="P17" style:family="paragraph" style:parent-style-name="Standard" style:list-style-name="L3">
      <style:text-properties style:font-name="Times New Roman1" fo:font-size="10pt" style:font-name-asian="Times New Roman1" style:font-size-asian="10pt" style:font-name-complex="Times New Roman1" style:font-size-complex="10pt"/>
    </style:style>
    <style:style style:name="P18" style:family="paragraph" style:parent-style-name="Standard" style:list-style-name="L3">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9" style:family="paragraph" style:parent-style-name="Heading_20_3">
      <style:paragraph-properties fo:break-before="page"/>
    </style:style>
    <style:style style:name="P20" style:family="paragraph" style:parent-style-name="Standard" style:list-style-name="L4">
      <style:text-properties style:font-name="Times New Roman1" fo:font-size="10pt" style:font-name-asian="Times New Roman1" style:font-size-asian="10pt" style:font-name-complex="Times New Roman1" style:font-size-complex="10pt"/>
    </style:style>
    <style:style style:name="P21" style:family="paragraph" style:parent-style-name="Standard" style:list-style-name="L4">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2" style:family="paragraph" style:parent-style-name="Standard" style:list-style-name="L5">
      <style:text-properties style:font-name="Times New Roman1" fo:font-size="10pt" style:font-name-asian="Times New Roman1" style:font-size-asian="10pt" style:font-name-complex="Times New Roman1" style:font-size-complex="10pt"/>
    </style:style>
    <style:style style:name="P23" style:family="paragraph" style:parent-style-name="Standard" style:list-style-name="L5">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4" style:family="paragraph" style:parent-style-name="Standard" style:list-style-name="L6">
      <style:text-properties style:font-name="Times New Roman1" fo:font-size="10pt" style:font-name-asian="Times New Roman1" style:font-size-asian="10pt" style:font-name-complex="Times New Roman1" style:font-size-complex="10pt"/>
    </style:style>
    <style:style style:name="P25" style:family="paragraph" style:parent-style-name="Standard" style:list-style-name="L6">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6" style:family="paragraph" style:parent-style-name="Standard" style:list-style-name="L7">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7" style:family="paragraph" style:parent-style-name="Standard" style:list-style-name="L8">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8" style:family="paragraph" style:parent-style-name="Standard" style:list-style-name="L9">
      <style:text-properties style:font-name="Times New Roman1" fo:font-size="10pt" style:font-name-asian="Times New Roman1" style:font-size-asian="10pt" style:font-name-complex="Times New Roman1" style:font-size-complex="10pt"/>
    </style:style>
    <style:style style:name="P29" style:family="paragraph" style:parent-style-name="Standard" style:list-style-name="L9">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30" style:family="paragraph" style:parent-style-name="Standard" style:list-style-name="L10">
      <style:text-properties style:font-name="Times New Roman1" fo:font-size="10pt" style:font-name-asian="Times New Roman1" style:font-size-asian="10pt" style:font-name-complex="Times New Roman1" style:font-size-complex="10pt"/>
    </style:style>
    <style:style style:name="P31" style:family="paragraph" style:parent-style-name="Standard" style:list-style-name="L10">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32" style:family="paragraph" style:parent-style-name="Standard" style:list-style-name="L11">
      <style:text-properties style:font-name="Times New Roman1" fo:font-size="10pt" style:font-name-asian="Times New Roman1" style:font-size-asian="10pt" style:font-name-complex="Times New Roman1" style:font-size-complex="10pt"/>
    </style:style>
    <style:style style:name="P33" style:family="paragraph" style:parent-style-name="Standard">
      <style:text-properties style:font-name="Times New Roman1" fo:font-size="10pt" style:font-name-asian="Times New Roman1" style:font-size-asian="10pt" style:font-name-complex="Times New Roman1" style:font-size-complex="10pt"/>
    </style:style>
    <style:style style:name="P34" style:family="paragraph" style:parent-style-name="Standard" style:list-style-name="L12">
      <style:text-properties style:font-name="Times New Roman1" fo:font-size="10pt" style:font-name-asian="Times New Roman1" style:font-size-asian="10pt" style:font-name-complex="Times New Roman1" style:font-size-complex="10pt"/>
    </style:style>
    <style:style style:name="P35" style:family="paragraph" style:parent-style-name="Standard" style:list-style-name="L13">
      <style:text-properties style:font-name="Times New Roman1" fo:font-size="10pt" style:font-name-asian="Times New Roman1" style:font-size-asian="10pt" style:font-name-complex="Times New Roman1" style:font-size-complex="10pt"/>
    </style:style>
    <style:style style:name="P36" style:family="paragraph" style:parent-style-name="Standard" style:list-style-name="L13">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7"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8" style:family="paragraph" style:parent-style-name="Text_20_body">
      <style:paragraph-properties fo:break-before="page"/>
    </style:style>
    <style:style style:name="P39" style:family="paragraph" style:parent-style-name="Standard" style:list-style-name="L14">
      <style:text-properties style:font-name="Times New Roman1" fo:font-size="10pt" style:font-name-asian="Times New Roman1" style:font-size-asian="10pt" style:font-name-complex="Times New Roman1" style:font-size-complex="10pt"/>
    </style:style>
    <style:style style:name="P40" style:family="paragraph" style:parent-style-name="Standard" style:list-style-name="L15">
      <style:text-properties style:font-name="Times New Roman1" fo:font-size="10pt" style:font-name-asian="Times New Roman1" style:font-size-asian="10pt" style:font-name-complex="Times New Roman1" style:font-size-complex="10pt"/>
    </style:style>
    <style:style style:name="P41" style:family="paragraph" style:parent-style-name="Standard" style:list-style-name="L16">
      <style:text-properties style:font-name="Times New Roman1" fo:font-size="10pt" style:font-name-asian="Times New Roman1" style:font-size-asian="10pt" style:font-name-complex="Times New Roman1" style:font-size-complex="10pt"/>
    </style:style>
    <style:style style:name="P42" style:family="paragraph" style:parent-style-name="Text_20_body">
      <style:text-properties style:font-name="Times New Roman1" fo:font-size="10pt" style:font-name-asian="Times New Roman1" style:font-size-asian="10pt" style:font-name-complex="Times New Roman1" style:font-size-complex="10pt"/>
    </style:style>
    <style:style style:name="P43" style:family="paragraph" style:parent-style-name="Text_20_body">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44" style:family="paragraph" style:parent-style-name="Text_20_body">
      <style:text-properties style:font-name="Courier New" fo:font-size="10pt" style:font-name-asian="Times New Roman1" style:font-size-asian="10pt" style:font-name-complex="Times New Roman1" style:font-size-complex="10pt"/>
    </style:style>
    <style:style style:name="P45" style:family="paragraph" style:parent-style-name="Heading">
      <style:paragraph-properties fo:break-before="page"/>
    </style:style>
    <style:style style:name="P46" style:family="paragraph" style:parent-style-name="Heading_20_1">
      <style:text-properties style:font-name="Times New Roman1" fo:font-size="10pt" style:font-name-asian="Times New Roman1" style:font-size-asian="10pt" style:font-name-complex="Times New Roman1" style:font-size-complex="10pt"/>
    </style:style>
    <style:style style:name="P47" style:family="paragraph" style:parent-style-name="Heading_20_1">
      <style:paragraph-properties fo:break-before="page"/>
      <style:text-properties style:text-underline-style="solid" style:text-underline-width="auto" style:text-underline-color="font-color"/>
    </style:style>
    <style:style style:name="P48" style:family="paragraph" style:parent-style-name="Table_20_Heading">
      <style:paragraph-properties fo:text-align="center" style:justify-single-word="false"/>
      <style:text-properties fo:font-weight="bold" style:font-weight-asian="bold" style:font-weight-complex="bold"/>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style>
    <style:style style:name="T1" style:family="text">
      <style:text-properties fo:font-size="26pt" style:font-size-asian="26pt" style:font-size-complex="26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background-color="#ffff00"/>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1" fo:font-size="10pt" style:font-name-asian="Times New Roman1" style:font-size-asian="10pt" style:font-name-complex="Times New Roman1" style:font-size-complex="10pt"/>
    </style:style>
    <style:style style:name="T8"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
      <text:h text:style-name="P1" text:outline-level="1"/>
      <text:h text:style-name="P1" text:outline-level="1"/>
      <text:h text:style-name="P1" text:outline-level="1"/>
      <text:h text:style-name="P3" text:outline-level="1"><text:span text:style-name="T1">The HULK</text:span> <text:span text:style-name="T2">next generation</text:span></text:h>
      <text:p text:style-name="Standard"/>
      <text:p text:style-name="P4">Rev 0.0.4 <text:a xlink:type="simple" xlink:href="mailto:akhe@eurosource.se">akhe@eurosource.se</text:a> </text:p>
      <text:p text:style-name="P4"><text:a xlink:type="simple" xlink:href="http://www.vscp.org/">http://www.vscp.org</text:a> </text:p>
      <text:p text:style-name="Standard"/>
      <text:h text:style-name="P5" text:outline-level="1">Port pin usage</text:h>
      <text:p text:style-name="Standard"/>
      <text:h text:style-name="Heading_20_2" text:outline-level="2">Port 0</text:h>
      <text:p text:style-name="Standard">P0.00 - TX2 – Debug and diagnostics </text:p>
      <text:p text:style-name="Standard">P0.01 - RX2 – Debug and diagnostics</text:p>
      <text:p text:style-name="Standard">P0.02 - I2C SCL for 24LC512 EEPROM</text:p>
      <text:p text:style-name="Standard">P0.03 - I2C SDA for 24LC512 EEPROM</text:p>
      <text:p text:style-name="Standard">P0.04 - DB4 LCD Display.</text:p>
      <text:p text:style-name="Standard">P0.05 - DB5 LCD <text:s/>Display.</text:p>
      <text:p text:style-name="Standard">P0.06 - DB6 LCD <text:s/>Display.</text:p>
      <text:p text:style-name="Standard">P0.07 - DB7 LCD <text:s/>Display.</text:p>
      <text:p text:style-name="Standard"/>
      <text:p text:style-name="Standard">P0.08 - Serial TX1 - ISP and Lawicel CAN232..</text:p>
      <text:p text:style-name="Standard">P0.09 - Serial RX1 - ISP and Lawicel CAN232..</text:p>
      <text:p text:style-name="Standard">P0.10 - RS LCD Display.</text:p>
      <text:p text:style-name="Standard">P0.11 - </text:p>
      <text:p text:style-name="Standard">P0.12 - R/W for LCD Display.</text:p>
      <text:p text:style-name="Standard">P0.13 - E for LCD Display.</text:p>
      <text:p text:style-name="Standard">P0.14 - Enable ISP. / Button – State 0.</text:p>
      <text:p text:style-name="Standard">P0.15 - Electrical water heater core temperature sensor. Smarttemp sensor.</text:p>
      <text:p text:style-name="Standard"/>
      <text:p text:style-name="Standard">P0.16 - Over temp sensor.</text:p>
      <text:p text:style-name="Standard">P0.17 – Furnace Temperature. Smarttemp sensor.</text:p>
      <text:p text:style-name="Standard">P0.18 - Button - Display page forward.</text:p>
      <text:p text:style-name="Standard">P0.19 - Button - Up.</text:p>
      <text:p text:style-name="Standard">P0.20 - Button - Down.</text:p>
      <text:p text:style-name="Standard">P0.21 - Button - Button - Enter.</text:p>
      <text:p text:style-name="Standard">P0.22 - Button - Force transport motors on.</text:p>
      <text:p text:style-name="Standard">P0.23 - Reserved for CAN LPC 212x.</text:p>
      <text:p text:style-name="Standard"/>
      <text:p text:style-name="Standard">P0.24 - Reserved for CAN LPC 212x.</text:p>
      <text:p text:style-name="Standard">P0.25 - AOUT - Sound <text:s text:c="2"/>- CANRX0 on LPC 212x.</text:p>
      <text:p text:style-name="Standard">P0.26 - <text:tab/><text:tab/> <text:s text:c="4"/>- CAN TX0 on LPC 212x.</text:p>
      <text:p text:style-name="Standard">P0.27 - ANALOG INPUT - Stove Fire Detector.</text:p>
      <text:p text:style-name="Standard">P0.28 - ANALOG INPUT - POT (Fire detect level).</text:p>
      <text:p text:style-name="Standard">P0.29 - </text:p>
      <text:p text:style-name="Standard">P0.30 – <text:s/></text:p>
      <text:p text:style-name="Standard">P0.31 – Reserved.</text:p>
      <text:p text:style-name="Standard"/>
      <text:p text:style-name="Standard"/>
      <text:h text:style-name="Heading_20_2" text:outline-level="2"/>
      <text:h text:style-name="P6" text:outline-level="2">Port 1</text:h>
      <text:p text:style-name="Standard">p1.16 - LED 16 - Transport Motor A relay.</text:p>
      <text:p text:style-name="Standard">p1.17 - LED 17 - Transport Motor B relay.</text:p>
      <text:p text:style-name="Standard">p1.18 - LED 18 - Fan relay.</text:p>
      <text:p text:style-name="Standard">p1.19 - LED 19 - Heater element relay.</text:p>
      <text:p text:style-name="Standard">p1.20 - LED 20 - <text:s/></text:p>
      <text:p text:style-name="Standard">p1.21 - LED 21 - Alarm.</text:p>
      <text:p text:style-name="Standard">p1.22 - LED 22 - Electric water heater element A</text:p>
      <text:p text:style-name="Standard">p1.23 - LED 23 - Electric water heater element B</text:p>
      <text:p text:style-name="Standard"/>
      <text:p text:style-name="Standard">p1.24 – Reserved for JTAG i/f</text:p>
      <text:p text:style-name="Standard">p1.25 – Reserved for JTAG i/f</text:p>
      <text:p text:style-name="Standard">p1.26 - <text:s/>Reserved for JTAG i/f</text:p>
      <text:p text:style-name="Standard">p1.27 - <text:s/>Reserved for JTAG i/f</text:p>
      <text:p text:style-name="Standard">p1.28 - <text:s/>Reserved for JTAG i/f</text:p>
      <text:p text:style-name="Standard">p1.29 - <text:s/>Reserved for JTAG i/f</text:p>
      <text:p text:style-name="Standard">p1.30 - <text:s/>Reserved for JTAG i/f</text:p>
      <text:p text:style-name="Standard">p1.32 - <text:s/>Reserved for JTAG i/f</text:p>
      <text:p text:style-name="Standard"/>
      <text:h text:style-name="P5" text:outline-level="1">VSCP Registers</text:h>
      <text:p text:style-name="Text_20_body"/>
      <text:p text:style-name="P7">Reg 0 (0x00) – Zone.</text:p>
      <text:p text:style-name="P8">The zone for the Hulk Module.</text:p>
      <text:p text:style-name="P7"/>
      <text:p text:style-name="P7">Reg 1 (0x01) – States 0.</text:p>
      <text:p text:style-name="Text_20_body"><text:tab/><text:span text:style-name="T3">bit 0 </text:span>- <text:s/>Furnace transport Motor A.</text:p>
      <text:p text:style-name="Text_20_body"><text:tab/><text:span text:style-name="T3">bit 1</text:span> - <text:s/>Furnace transport Motor B.</text:p>
      <text:p text:style-name="Text_20_body"><text:tab/><text:span text:style-name="T3">bit 2</text:span> - <text:s/>Furnace fan.</text:p>
      <text:p text:style-name="Text_20_body"><text:tab/><text:span text:style-name="T3">bit 3</text:span> - <text:s/>Furnace heat Element.</text:p>
      <text:p text:style-name="Text_20_body"><text:tab/><text:span text:style-name="T3">bit 4</text:span> - <text:s/></text:p>
      <text:p text:style-name="Text_20_body"><text:tab/><text:span text:style-name="T3">bit 5</text:span> - </text:p>
      <text:p text:style-name="Text_20_body"><text:tab/><text:span text:style-name="T3">bit 6</text:span> - <text:s/></text:p>
      <text:p text:style-name="Text_20_body"><text:tab/><text:span text:style-name="T3">bit 7</text:span> – Furnace Enabled.</text:p>
      <text:p text:style-name="Text_20_body"/>
      <text:p text:style-name="P7">Register 2 (0z02) – States 1.</text:p>
      <text:p text:style-name="Text_20_body"><text:tab/><text:span text:style-name="T3">bit 0</text:span> - <text:s/>Water heater element A state</text:p>
      <text:p text:style-name="Text_20_body"><text:tab/><text:span text:style-name="T3">bit 1</text:span> - <text:s/>Water heater element B state</text:p>
      <text:p text:style-name="Text_20_body"><text:tab/><text:span text:style-name="T3">bit 2</text:span> - <text:s/></text:p>
      <text:p text:style-name="Text_20_body"><text:tab/><text:span text:style-name="T3">bit 3</text:span> - <text:s/></text:p>
      <text:p text:style-name="Text_20_body"><text:tab/><text:span text:style-name="T3">bit 4</text:span> - </text:p>
      <text:p text:style-name="Text_20_body"><text:tab/><text:span text:style-name="T3">bit 5</text:span> - Alarm.</text:p>
      <text:p text:style-name="Text_20_body"><text:tab/><text:span text:style-name="T3">bit 6</text:span> - Alarm enabled.</text:p>
      <text:p text:style-name="Text_20_body"><text:tab/><text:span text:style-name="T3">bit 7</text:span> – Water heater enabled.</text:p>
      <text:p text:style-name="Text_20_body"/>
      <text:p text:style-name="P7">Register 3 (0x03) – Fire Detector MSB.</text:p>
      <text:p text:style-name="P7">Register 4 (0x04) – Fire Detector LSB.</text:p>
      <text:p text:style-name="P8">This is the A/D value from the fire detector. 0-1023.</text:p>
      <text:p text:style-name="P7"/>
      <text:p text:style-name="P7">Register 5 (0x05) – Temp Furnace MSB. <text:s/><text:span text:style-name="T4">Future functionality</text:span></text:p>
      <text:p text:style-name="P7">Register 6 (0x06) – Temp Furnace LSB.</text:p>
      <text:p text:style-name="P8">This is the temperature in the furnace in degrees Celsius.</text:p>
      <text:p text:style-name="P7"/>
      <text:p text:style-name="P7"/>
      <text:p text:style-name="P7"><text:span text:style-name="T5"><text:s/></text:span>Register 7 (0x07) – Temp furnace outgoing water.</text:p>
      <text:p text:style-name="P8">Temperature on outgoing water from furnace. This is the temperature the burner is working against. 0-255 degrees Celsius.</text:p>
      <text:p text:style-name="P7"/>
      <text:p text:style-name="P7">Register 8 (0x08) – Temp furnace incoming water (return).</text:p>
      <text:p text:style-name="P8">Temperature on return water to heater. 0-255 degrees Celsius.</text:p>
      <text:p text:style-name="P7"/>
      <text:p text:style-name="P7">Register 9 (0x09) – Temp Transport B.</text:p>
      <text:p text:style-name="P8">This temperature is used to prevent backfire. 0-255 degrees Celsius.</text:p>
      <text:p text:style-name="P7"/>
      <text:p text:style-name="P7">Register 10 (0x0A) – Alarm point for temp Transport B.</text:p>
      <text:p text:style-name="P8">If the temperature on the transport A mechanism goes over this value an alarm is generated and the system is stooped. 0-255 degrees Celsius.</text:p>
      <text:p text:style-name="P8"/>
      <text:p text:style-name="P7">Register 11 (0x0B) – Preset furnace water temperature.</text:p>
      <text:p text:style-name="P8">This is the temperature the furnace should try to get the outgoing water temperature to reach. 0-255 degrees Celsius.</text:p>
      <text:p text:style-name="P7"/>
      <text:p text:style-name="P7">Register 12 (0x0C) – Preset electrical water heater temperature.</text:p>
      <text:p text:style-name="P8">This is the temperature the temperature the electrical water heater<text:span text:style-name="T3"> </text:span>should try to get the electrical heater core water temperature to reach. 0-255 degrees Celsius.</text:p>
      <text:p text:style-name="P7"/>
      <text:p text:style-name="P7">Register 13 (0x0D) – Current electrical water heater temperature.</text:p>
      <text:p text:style-name="P8">This is the current temperature for the core water temperature of the electrical heater. 0-255 degrees Celsius.</text:p>
      <text:p text:style-name="P8"/>
      <text:p text:style-name="P7"/>
      <text:p text:style-name="P7"/>
      <text:p text:style-name="P7"/>
      <text:p text:style-name="P9">Register 14 (0x0E) – Temp Smoke gases MSB. <text:span text:style-name="T4">Future functionality</text:span></text:p>
      <text:p text:style-name="P7">Register 15 (0x0F) – Temp Smoke gases LSB.</text:p>
      <text:p text:style-name="P8">Smoke gas temperature can be used for air mix (primary/secondary). This value should be written from an external sensor through the decision matrix.</text:p>
      <text:p text:style-name="P7"/>
      <text:p text:style-name="P7">Register 16 (0x10) – CO measurement MSB. <text:span text:style-name="T4">Future functionality</text:span></text:p>
      <text:p text:style-name="P7">Register 17 (0x11) – CO measurement LSB.</text:p>
      <text:p text:style-name="P8">This is the A/D value form a CO measurement sensor. </text:p>
      <text:p text:style-name="P7"/>
      <text:p text:style-name="P7">Register 18 (0x12) – Electrical Heater Control.</text:p>
      <text:p text:style-name="P7"><text:tab/><text:tab/><text:tab/>Bit 0 – Enable element 1</text:p>
      <text:p text:style-name="P7"><text:tab/><text:tab/><text:tab/>Bit 1 – Enable element 2</text:p>
      <text:p text:style-name="P7"><text:tab/><text:tab/><text:tab/>Bit 2 – <text:s/><text:tab/></text:p>
      <text:p text:style-name="P7"><text:tab/><text:tab/><text:tab/>Bit 3 - <text:s text:c="2"/></text:p>
      <text:p text:style-name="P7"><text:tab/><text:tab/><text:tab/>Bit 4 – </text:p>
      <text:p text:style-name="P7"><text:tab/><text:tab/><text:tab/>Bit 5 - </text:p>
      <text:p text:style-name="P7"><text:tab/><text:tab/><text:tab/>Bit 6 - </text:p>
      <text:p text:style-name="P7"><text:tab/><text:tab/><text:tab/>Bit 7 - </text:p>
      <text:p text:style-name="P7"/>
      <text:p text:style-name="P7">Register 19 (0x13) – Time before element 2 is activated. MSB.</text:p>
      <text:p text:style-name="P7">Register 20 (0x14) – Time before element 2 is activated. LSB.</text:p>
      <text:p text:style-name="P8">Element 2 will be activated this amount of seconds after element 1 has been activated. 0 is off.</text:p>
      <text:p text:style-name="P8"/>
      <text:p text:style-name="P7">Register 21 (0x15) – Minutes to run fan after target temperature reached.</text:p>
      <text:p text:style-name="P8">The fan will continue to run for this time to burn out fuel in the burning chamber after the preset temperature has been reached.</text:p>
      <text:p text:style-name="P8"/>
      <text:p text:style-name="P7">Register 22 (0x16) – Seconds to run transport motor B before rest.</text:p>
      <text:p text:style-name="P8">The transport Motor B will continue to run for this time to empty the transport mechanism on fuel after the preset temperature has been reached and the fan has turned off.</text:p>
      <text:p text:style-name="P8"/>
      <text:p text:style-name="P8">.<text:span text:style-name="T3">Register 23 (0x17) – Seconds to run motor A + B to fill fuel.</text:span></text:p>
      <text:p text:style-name="P8">The transport Motor A + B will run for this time to fill fuel in the burning chamber during startup.</text:p>
      <text:p text:style-name="P7"/>
      <text:p text:style-name="P10"/>
      <text:p text:style-name="P11">Register 24 (0x18) – Furnace restart attempts.</text:p>
      <text:p text:style-name="P8">Max number of retries that should be done to fire up the furnace. 0 is no retries. Alarm if unable to fire up the furnace.</text:p>
      <text:p text:style-name="P8"/>
      <text:p text:style-name="P7">Register 25 (0x19) – Temperature hysteresis electrical water heater.</text:p>
      <text:p text:style-name="P8">The temperature in the electrical heater has to go down with this amount for the heater to be turned on again.</text:p>
      <text:p text:style-name="P8"/>
      <text:p text:style-name="P7">Register 26 (0x1A) – Temperature hysteresis furnace.</text:p>
      <text:p text:style-name="P8">The temperature in the furnace has to go down with this amount for the heater to be turned on again.</text:p>
      <text:p text:style-name="P8"/>
      <text:p text:style-name="P7">Register 27 (0x1B) – Fire Detector hysteresis MSB.</text:p>
      <text:p text:style-name="P7">Register 28 (0x1C) – Fire Detector hysteresis LSB.</text:p>
      <text:p text:style-name="P8">The fire detector has to be this amount below the preset value to detect <text:span text:style-name="T6">no fire</text:span>.</text:p>
      <text:p text:style-name="P7"/>
      <text:p text:style-name="P7">Register 29 (0x1D) – Temp electrical water heater outgoing water.</text:p>
      <text:p text:style-name="P8">Temperature on outgoing water from water heater. <text:s/>0-255 degrees Celsius.</text:p>
      <text:p text:style-name="P7"/>
      <text:p text:style-name="P7">Register 30 (0x1E) – Furnace start timeout</text:p>
      <text:p text:style-name="P8">This is the time in minutes a furnace fire attempt should be carried out before a retry should be performed.</text:p>
      <text:p text:style-name="P8"/>
      <text:p text:style-name="P12">31(0x1F) reserved</text:p>
      <text:p text:style-name="P7"/>
      <text:p text:style-name="P7">Register 32(0x20) – 39(0x27) Dallas 1-Wire <text:s/>ID Temp sensor <text:s/>furnace outgoing water.</text:p>
      <text:p text:style-name="P7"/>
      <text:p text:style-name="P7">Register 40(0x28) – 47(0x2F) Dallas 1-Wire <text:s/>ID Temp sensor furnace incoming water.</text:p>
      <text:p text:style-name="P7"/>
      <text:p text:style-name="P7">Register 48(0x30) – 55(0x37) Dallas 1-Wire <text:s/>ID Temp sensor transport B.</text:p>
      <text:p text:style-name="P7"/>
      <text:p text:style-name="P7">Register 56(0x38) – 63(0x3F) Dallas 1-Wire <text:s/>ID Temp sensor hot water.</text:p>
      <text:p text:style-name="P7"/>
      <text:p text:style-name="P12">Register 64(0x40) – 72(0x47) Reserved</text:p>
      <text:h text:style-name="P5" text:outline-level="1">States</text:h>
      <text:p text:style-name="Text_20_body">There are two state machines for the HULK II. One for the furnace control and one for the electrical heater.</text:p>
      <text:p text:style-name="Text_20_body"/>
      <text:h text:style-name="Heading_20_2" text:outline-level="2">Furnace States</text:h>
      <text:p text:style-name="Text_20_body"/>
      <text:h text:style-name="Heading_20_3" text:outline-level="3">FURNACE_STATE_FAILURE</text:h>
      <text:p text:style-name="Text_20_body">This is the failure state. Can't go to any other state then <text:span text:style-name="T3">FURNACE_STATE_ON</text:span> form here. <text:s/>Temperatures are monitored in the state.</text:p>
      <text:list text:style-name="L2">
        <text:list-item>
          <text:p text:style-name="P13">Fan OFF</text:p>
        </text:list-item>
        <text:list-item>
          <text:p text:style-name="P14">Heater Element OFF</text:p>
        </text:list-item>
        <text:list-item>
          <text:p text:style-name="P14">Transport Motor <text:s/>A OFF</text:p>
        </text:list-item>
        <text:list-item>
          <text:p text:style-name="P14">Transport Motor <text:s/>B OFF</text:p>
        </text:list-item>
        <text:list-item>
          <text:p text:style-name="P14">Alarm ON</text:p>
        </text:list-item>
      </text:list>
      <text:p text:style-name="P15"/>
      <text:p text:style-name="P16"/>
      <text:h text:style-name="Heading_20_3" text:outline-level="3">FURNACE_STATE_OFF</text:h>
      <text:p text:style-name="Text_20_body">This is the inactive state. Can't go to any other state then <text:span text:style-name="T3">FURNACE_STATE_ON</text:span> form here. This state can only be reached manually and be left manually. Manual control included VSCP register writes.</text:p>
      <text:list text:style-name="L3">
        <text:list-item>
          <text:p text:style-name="P17">Fan OFF</text:p>
        </text:list-item>
        <text:list-item>
          <text:p text:style-name="P18">Heater Element OFF</text:p>
        </text:list-item>
        <text:list-item>
          <text:p text:style-name="P18">Transport Motor <text:s/>A OFF</text:p>
        </text:list-item>
        <text:list-item>
          <text:p text:style-name="P18">Transport Motor <text:s/>B OFF</text:p>
        </text:list-item>
      </text:list>
      <text:p text:style-name="P15"/>
      <text:h text:style-name="P19" text:outline-level="3">FURNACE_STATE_PREREST</text:h>
      <text:p text:style-name="P15"/>
      <text:p text:style-name="Text_20_body">This is the pre rest rest state. Can just go to <text:span text:style-name="T7">FURNACE_</text:span><text:span text:style-name="T8">STATE</text:span><text:span text:style-name="T7">_REST </text:span>from here. <text:s/>The Transport mechanism B will be on for a while to empty it on fuel to prevent backfire.</text:p>
      <text:list text:style-name="L4">
        <text:list-item>
          <text:p text:style-name="P20">Fan OFF</text:p>
        </text:list-item>
        <text:list-item>
          <text:p text:style-name="P21">Heater Element OFF</text:p>
        </text:list-item>
        <text:list-item>
          <text:p text:style-name="P21">Transport Motor <text:s/>A OFF</text:p>
        </text:list-item>
        <text:list-item>
          <text:p text:style-name="P21">Transport Motor <text:s/>B ON</text:p>
        </text:list-item>
      </text:list>
      <text:h text:style-name="P19" text:outline-level="3">FURNACE_STATE_REST</text:h>
      <text:p text:style-name="P15"/>
      <text:p text:style-name="Text_20_body">This is the rest state. Wait until the furnace temperature goes below the setpoint the start up the machine again.</text:p>
      <text:p text:style-name="Text_20_body"/>
      <text:list text:style-name="L5">
        <text:list-item>
          <text:p text:style-name="P22">Fan OFF</text:p>
        </text:list-item>
        <text:list-item>
          <text:p text:style-name="P23">Heater Element OFF</text:p>
        </text:list-item>
        <text:list-item>
          <text:p text:style-name="P23">Transport Motor <text:s/>A OFF</text:p>
        </text:list-item>
        <text:list-item>
          <text:p text:style-name="P23">Transport Motor <text:s/>B OFF</text:p>
        </text:list-item>
      </text:list>
      <text:h text:style-name="Heading_20_3" text:outline-level="3"/>
      <text:h text:style-name="P19" text:outline-level="3">FURNACE_STATE_PRESTART</text:h>
      <text:p text:style-name="Text_20_body">The furnace should be started in this state. This means that fuel should be transported to the burning chamber. The fan and the heat element is turned on. The state is active for a user selectable time and then left but can also be left by detected events.</text:p>
      <text:list text:style-name="L6">
        <text:list-item>
          <text:p text:style-name="P24">Fan ON</text:p>
        </text:list-item>
        <text:list-item>
          <text:p text:style-name="P24">Heat element ON</text:p>
        </text:list-item>
        <text:list-item>
          <text:p text:style-name="P25">Transport motor A ON.</text:p>
        </text:list-item>
        <text:list-item>
          <text:p text:style-name="P25">Transport motor B ON.</text:p>
        </text:list-item>
        <text:list-item>
          <text:p text:style-name="P25">GOTO <text:span text:style-name="T3">FURNACE_STATE_PREWAIT</text:span> if temp&gt;=preset temperature.</text:p>
        </text:list-item>
        <text:list-item>
          <text:p text:style-name="P25">GOTO <text:span text:style-name="T3">FURNACE_STATE_ACTIVE</text:span> if fire detected.</text:p>
        </text:list-item>
        <text:list-item>
          <text:p text:style-name="P25">Always GOTO <text:span text:style-name="T3">FURNACE_STATE_START</text:span></text:p>
        </text:list-item>
      </text:list>
      <text:p text:style-name="P15"/>
      <text:p text:style-name="P15"/>
      <text:h text:style-name="Heading_20_2" text:outline-level="2"/>
      <text:h text:style-name="P6" text:outline-level="2">FURNACE_STATE_START</text:h>
      <text:p text:style-name="Text_20_body">The pre-start sequence has been performed and we wait for the fire-detector to go active.</text:p>
      <text:list text:style-name="L7">
        <text:list-item>
          <text:p text:style-name="P26">GOTO <text:span text:style-name="T3">FURNACE_STATE_PREWAIT</text:span> if temp&gt;=preset temperature.</text:p>
        </text:list-item>
      </text:list>
      <text:list text:style-name="L8">
        <text:list-item>
          <text:p text:style-name="P27">GOTO <text:span text:style-name="T3">FURNACE_STATE_ACTIVE</text:span> if fire detected.</text:p>
        </text:list-item>
        <text:list-item>
          <text:p text:style-name="P27">GOTO <text:span text:style-name="T3">FURNACE_STATE_PRESTART</text:span> if time out and retry-flag is active. </text:p>
        </text:list-item>
        <text:list-item>
          <text:p text:style-name="P27">GOTO <text:s/><text:span text:style-name="T3">FURNACE_STATE_ALARM</text:span> if max tries has been performed.</text:p>
        </text:list-item>
      </text:list>
      <text:p text:style-name="P15"/>
      <text:p text:style-name="P15"/>
      <text:h text:style-name="Heading_20_3" text:outline-level="3"/>
      <text:h text:style-name="P19" text:outline-level="3">FURNACE_STATE_PREWAIT</text:h>
      <text:p text:style-name="Text_20_body">This state is active when the preset temperature has been reached. Its purpose is to empty the transport mechanisms close to the burner on fuel to prevent backfire and then burn out the fuel in the burn chamber.</text:p>
      <text:list text:style-name="L9">
        <text:list-item>
          <text:p text:style-name="P28">Heat element OFF.</text:p>
        </text:list-item>
        <text:list-item>
          <text:p text:style-name="P28">Motor A OFF.</text:p>
        </text:list-item>
        <text:list-item>
          <text:p text:style-name="P28">Fan ON.</text:p>
        </text:list-item>
        <text:list-item>
          <text:p text:style-name="P29">Run motor B for five seconds. Then turn off.</text:p>
          <text:p text:style-name="P29"/>
        </text:list-item>
      </text:list>
      <text:h text:style-name="Heading_20_3" text:outline-level="3"/>
      <text:h text:style-name="P19" text:outline-level="3">FURNACE_STATE_WAIT</text:h>
      <text:p text:style-name="Text_20_body">This is the rest state. The preset temperature has been reached. The fuel in the burn chamber has been burned out. <text:s/>The only thing we need to check is for alarm conditions and/or temperature going below preset temperature – hysteresis.</text:p>
      <text:list text:style-name="L10">
        <text:list-item>
          <text:p text:style-name="P30">Fan off.</text:p>
        </text:list-item>
        <text:list-item>
          <text:p text:style-name="P30">Heat element off.</text:p>
        </text:list-item>
        <text:list-item>
          <text:p text:style-name="P31">Motor A off.</text:p>
        </text:list-item>
        <text:list-item>
          <text:p text:style-name="P31">Motor B off.</text:p>
        </text:list-item>
        <text:list-item>
          <text:p text:style-name="P31">GOTO <text:span text:style-name="T3">FURNACE_STATE_OFF</text:span> if requested to go off.</text:p>
        </text:list-item>
        <text:list-item>
          <text:p text:style-name="P31">GOTO <text:span text:style-name="T3">FURNACE_STATE_START</text:span> if temp below preset temp – hysteresis.</text:p>
        </text:list-item>
      </text:list>
      <text:p text:style-name="Standard"/>
      <text:h text:style-name="Heading_20_3" text:outline-level="3"/>
      <text:h text:style-name="P19" text:outline-level="3">FURNACE_STATE_ACTIVE</text:h>
      <text:p text:style-name="Text_20_body">In this state the material in the burning chamber is burning, the fan is on and both Transport Motor A and transport Motor B is running to continuously fill the burning chamber with fuel.</text:p>
      <text:list text:style-name="L11">
        <text:list-item>
          <text:p text:style-name="P32">Fan ON.</text:p>
        </text:list-item>
        <text:list-item>
          <text:p text:style-name="P32">Heat element ON.</text:p>
        </text:list-item>
        <text:list-item>
          <text:p text:style-name="P32">Transport motor B ON.</text:p>
        </text:list-item>
        <text:list-item>
          <text:p text:style-name="P32">Transport motor A ON.</text:p>
        </text:list-item>
        <text:list-item>
          <text:p text:style-name="P32">GOTO <text:span text:style-name="T3">FURNACE_STATE_PREWAIT</text:span> if preset temp has been reached.</text:p>
        </text:list-item>
        <text:list-item>
          <text:p text:style-name="P32">GOTO <text:span text:style-name="T3">FURNACE_STATE_LIGHTS_OUT</text:span> if fire detector does not detect fire.</text:p>
        </text:list-item>
      </text:list>
      <text:p text:style-name="P33"/>
      <text:p text:style-name="P33"/>
      <text:h text:style-name="Heading_20_1" text:outline-level="1"/>
      <text:h text:style-name="P5" text:outline-level="1">FURNACE_STATE_LIGHTS_OUT</text:h>
      <text:p text:style-name="P33">This state is reached when the fire detector does not detect fire in a situation where fire should be expected. This state is here to be able to determine major faults.</text:p>
      <text:p text:style-name="P33"/>
      <text:list text:style-name="L12">
        <text:list-item>
          <text:p text:style-name="P34">Fan ON.</text:p>
        </text:list-item>
        <text:list-item>
          <text:p text:style-name="P34">Heat element ON.</text:p>
        </text:list-item>
        <text:list-item>
          <text:p text:style-name="P34">Transport motor B OFF.</text:p>
        </text:list-item>
        <text:list-item>
          <text:p text:style-name="P34">Transport motor A OFF.</text:p>
        </text:list-item>
        <text:list-item>
          <text:p text:style-name="P34">GOTO <text:span text:style-name="T3">FURNACE_STATE_START</text:span></text:p>
        </text:list-item>
      </text:list>
      <text:p text:style-name="P33"/>
      <text:p text:style-name="P33"/>
      <text:h text:style-name="P6" text:outline-level="2">Water heater States</text:h>
      <text:h text:style-name="Heading_20_2" text:outline-level="2">HEATER_STATE_OFF</text:h>
      <text:p text:style-name="P33">This state can only be reached and left manually.</text:p>
      <text:p text:style-name="P33"/>
      <text:list text:style-name="L13">
        <text:list-item>
          <text:p text:style-name="P35">Element A off.</text:p>
        </text:list-item>
        <text:list-item>
          <text:p text:style-name="P35">Element B off</text:p>
          <text:p text:style-name="P36"/>
        </text:list-item>
      </text:list>
      <text:p text:style-name="P37"/>
      <text:p text:style-name="P37"/>
      <text:p text:style-name="P38"/>
      <text:h text:style-name="Heading_20_2" text:outline-level="2">HEATER_STATE_REST</text:h>
      <text:p text:style-name="P33">This state is reached when the system is started or the preset water temperature has been reached. </text:p>
      <text:p text:style-name="P33"/>
      <text:list text:style-name="L14">
        <text:list-item>
          <text:p text:style-name="P39">Element A off.</text:p>
        </text:list-item>
        <text:list-item>
          <text:p text:style-name="P39">Element B off</text:p>
        </text:list-item>
        <text:list-item>
          <text:p text:style-name="P39">If temp is less then preset temp hysteresis goto <text:span text:style-name="T3">HEATER_STATE_ON_LEVEL1</text:span></text:p>
        </text:list-item>
      </text:list>
      <text:p text:style-name="P37"/>
      <text:p text:style-name="P37"/>
      <text:h text:style-name="P6" text:outline-level="2">HEATER_STATE_ON_LEVEL1</text:h>
      <text:p text:style-name="P33">This state is active when the temperature is below the set point <text:s/>and element A has been on less then the time set to activate element B</text:p>
      <text:p text:style-name="P33"/>
      <text:list text:style-name="L15">
        <text:list-item>
          <text:p text:style-name="P40">Element A on.</text:p>
        </text:list-item>
        <text:list-item>
          <text:p text:style-name="P40">Element B off</text:p>
        </text:list-item>
        <text:list-item>
          <text:p text:style-name="P40">If temp is higher then preset temp <text:s/>goto <text:span text:style-name="T3">HEATER_STATE_REST</text:span></text:p>
        </text:list-item>
      </text:list>
      <text:p text:style-name="P37"/>
      <text:p text:style-name="P37"/>
      <text:p text:style-name="P37"/>
      <text:p text:style-name="P37"/>
      <text:h text:style-name="P6" text:outline-level="2">HEATER_STATE_ON_LEVEL2</text:h>
      <text:p text:style-name="P33">This state is active when the temperature is below the set point <text:s/>and element A has been on more then the time set to activate element B</text:p>
      <text:p text:style-name="P33"/>
      <text:list text:style-name="L16">
        <text:list-item>
          <text:p text:style-name="P41">Element A on.</text:p>
        </text:list-item>
        <text:list-item>
          <text:p text:style-name="P41">Element B on</text:p>
        </text:list-item>
        <text:list-item>
          <text:p text:style-name="P41">If temp is higher then preset temp <text:s/>goto <text:span text:style-name="T3">HEATER_STATE_REST</text:span></text:p>
        </text:list-item>
      </text:list>
      <text:p text:style-name="P37"/>
      <text:p text:style-name="P37"/>
      <text:h text:style-name="P6" text:outline-level="2">Display States</text:h>
      <text:p text:style-name="P33"/>
      <text:h text:style-name="Heading_20_3" text:outline-level="3">DISPLAY_STATE_STARTUP</text:h>
      <text:p text:style-name="P42">This is a state that is shown for one second during startup.</text:p>
      <text:p text:style-name="P42"/>
      <text:p text:style-name="P43">DISPLAY</text:p>
      <text:p text:style-name="P44">The HULK II</text:p>
      <text:p text:style-name="P44">Version 0.0.1</text:p>
      <text:p text:style-name="P42"/>
      <text:p text:style-name="P43">BUTTONS</text:p>
      <text:p text:style-name="P42"><text:span text:style-name="T3">prev</text:span> – no function.</text:p>
      <text:p text:style-name="P42"><text:span text:style-name="T3">next</text:span> – no function.</text:p>
      <text:p text:style-name="P42"><text:span text:style-name="T3">forward</text:span> – no function.</text:p>
      <text:p text:style-name="P42"><text:span text:style-name="T3">enter</text:span> – no function.</text:p>
      <text:p text:style-name="P42"/>
      <text:p text:style-name="P42"/>
      <text:h text:style-name="Heading_20_3" text:outline-level="3"/>
      <text:h text:style-name="P19" text:outline-level="3">DISPLAY_STATE_HULK</text:h>
      <text:p text:style-name="P42">This state shows HULK states</text:p>
      <text:p text:style-name="P42"/>
      <text:p text:style-name="P43">DISPLAY</text:p>
      <text:p text:style-name="P44">HULK: state</text:p>
      <text:p text:style-name="P44">Temp: xxxC AHFAB</text:p>
      <text:p text:style-name="P42"/>
      <text:p text:style-name="P42">where <text:span text:style-name="T3">state</text:span> is</text:p>
      <text:p text:style-name="P42"><text:tab/>“OFF”</text:p>
      <text:p text:style-name="P42"><text:tab/>“PRESTART”</text:p>
      <text:p text:style-name="P42"><text:tab/>“START”</text:p>
      <text:p text:style-name="P42"><text:tab/>“PREWAIT”</text:p>
      <text:p text:style-name="P42"><text:tab/>“WAIT”</text:p>
      <text:p text:style-name="P42"><text:tab/>“ACTIVE”</text:p>
      <text:p text:style-name="P42"><text:tab/>“LIGHTS OUT”</text:p>
      <text:p text:style-name="P42"/>
      <text:p text:style-name="P42"><text:span text:style-name="T3">xxx</text:span> Furnace outgoing water temperatures.</text:p>
      <text:p text:style-name="P43">A <text:span text:style-name="T5">is set if alarm is enabled.</text:span></text:p>
      <text:p text:style-name="P43">H <text:span text:style-name="T5">Heater is on.</text:span></text:p>
      <text:p text:style-name="P43">F <text:span text:style-name="T5">Fan is on.</text:span></text:p>
      <text:p text:style-name="P43">A <text:span text:style-name="T5">Transport motor A on.</text:span></text:p>
      <text:p text:style-name="P43">B <text:span text:style-name="T5">Transport motor B on.</text:span></text:p>
      <text:p text:style-name="P43"/>
      <text:p text:style-name="P43">BUTTONS</text:p>
      <text:p text:style-name="P42"><text:span text:style-name="T3">up</text:span> – Select among temperatures.</text:p>
      <text:p text:style-name="P42"><text:span text:style-name="T3">down</text:span> – Select among temperatures.</text:p>
      <text:p text:style-name="P42"><text:span text:style-name="T3">forward</text:span> – next menu.</text:p>
      <text:p text:style-name="P42"><text:span text:style-name="T3">enter</text:span> – no function.</text:p>
      <text:p text:style-name="P33"/>
      <text:h text:style-name="P19" text:outline-level="3">DISPLAY_STATE_HEATER</text:h>
      <text:p text:style-name="P42">This state shows water heater states</text:p>
      <text:p text:style-name="P42"/>
      <text:p text:style-name="P43">DISPLAY</text:p>
      <text:p text:style-name="P44">Heater: state</text:p>
      <text:p text:style-name="P44">Temp: xxxC</text:p>
      <text:p text:style-name="P42"/>
      <text:p text:style-name="P42">where <text:span text:style-name="T3">state</text:span> is</text:p>
      <text:p text:style-name="P42"><text:tab/>“OFF”</text:p>
      <text:p text:style-name="P42"><text:tab/>“Element A”</text:p>
      <text:p text:style-name="P42"><text:tab/>“Element A + B”</text:p>
      <text:p text:style-name="P42"/>
      <text:p text:style-name="P42"><text:span text:style-name="T3">xxx</text:span> warm water temperature.</text:p>
      <text:p text:style-name="P43"/>
      <text:p text:style-name="P43">BUTTONS</text:p>
      <text:p text:style-name="P42"><text:span text:style-name="T3">up</text:span> – no function.</text:p>
      <text:p text:style-name="P42"><text:span text:style-name="T3">down</text:span> – no function.</text:p>
      <text:p text:style-name="P42"><text:span text:style-name="T3">forward</text:span> – next menu.</text:p>
      <text:p text:style-name="P42"><text:span text:style-name="T3">enter</text:span> – no function.</text:p>
      <text:p text:style-name="P42"/>
      <text:p text:style-name="P42"/>
      <text:h text:style-name="P19" text:outline-level="3">DISPLAY_STATE_STATUS1</text:h>
      <text:p text:style-name="P42">This state shows furnace out/in water temperatures.</text:p>
      <text:p text:style-name="P42"/>
      <text:p text:style-name="P43">DISPLAY</text:p>
      <text:p text:style-name="P44">Out: xxxC</text:p>
      <text:p text:style-name="P44">In: yyyC</text:p>
      <text:p text:style-name="P43"/>
      <text:p text:style-name="P43">BUTTONS</text:p>
      <text:p text:style-name="P42"><text:span text:style-name="T3">up</text:span> – no function.</text:p>
      <text:p text:style-name="P42"><text:span text:style-name="T3">down</text:span> – no function.</text:p>
      <text:p text:style-name="P42"><text:span text:style-name="T3">forward</text:span> – next menu.</text:p>
      <text:p text:style-name="P42"><text:span text:style-name="T3">enter</text:span> – no function.</text:p>
      <text:p text:style-name="P42"/>
      <text:p text:style-name="P42"/>
      <text:h text:style-name="P19" text:outline-level="3">DISPLAY_STATE_STATUS2</text:h>
      <text:p text:style-name="P42">This state shows warm water temperature and .</text:p>
      <text:p text:style-name="P42"/>
      <text:p text:style-name="P43">DISPLAY</text:p>
      <text:p text:style-name="P44">Warm: xxxC</text:p>
      <text:p text:style-name="P44">Core: yyyC</text:p>
      <text:p text:style-name="P43"/>
      <text:p text:style-name="P43">BUTTONS</text:p>
      <text:p text:style-name="P42"><text:span text:style-name="T3">up</text:span> – no function.</text:p>
      <text:p text:style-name="P42"><text:span text:style-name="T3">down</text:span> – no function.</text:p>
      <text:p text:style-name="P42"><text:span text:style-name="T3">forward</text:span> – next menu.</text:p>
      <text:p text:style-name="P42"><text:span text:style-name="T3">enter</text:span> – no function.</text:p>
      <text:p text:style-name="P42"/>
      <text:h text:style-name="P19" text:outline-level="3">DISPLAY_STATE_CONFIGURE</text:h>
      <text:p text:style-name="P42">This state shows warm water temperature and .</text:p>
      <text:p text:style-name="P42"/>
      <text:p text:style-name="P43">DISPLAY</text:p>
      <text:p text:style-name="P44">Configure</text:p>
      <text:p text:style-name="P44"/>
      <text:p text:style-name="P43"/>
      <text:p text:style-name="P43">BUTTONS</text:p>
      <text:p text:style-name="P42"><text:span text:style-name="T3">up</text:span> – no function.</text:p>
      <text:p text:style-name="P42"><text:span text:style-name="T3">down</text:span> – no function.</text:p>
      <text:p text:style-name="P42"><text:span text:style-name="T3">forward</text:span> – next menu.</text:p>
      <text:p text:style-name="P42"><text:span text:style-name="T3">enter</text:span> – Enter configure mode.</text:p>
      <text:p text:style-name="P42"/>
      <text:p text:style-name="P42"/>
      <text:h text:style-name="P19" text:outline-level="3">DISPLAY_STATE_ALARM</text:h>
      <text:p text:style-name="P42">This state shows that the system is in alarm state. The alarm state is also rested by pressing the “forward” key. The only way to reach this state is for an alarm to become active.</text:p>
      <text:p text:style-name="P42"/>
      <text:p text:style-name="P43">DISPLAY</text:p>
      <text:p text:style-name="P44">ALARM</text:p>
      <text:p text:style-name="P44">type of alarm</text:p>
      <text:p text:style-name="P43"/>
      <text:p text:style-name="P43">BUTTONS</text:p>
      <text:p text:style-name="P42"><text:span text:style-name="T3">up</text:span> – no function.</text:p>
      <text:p text:style-name="P42"><text:span text:style-name="T3">down</text:span> – no function.</text:p>
      <text:p text:style-name="P42"><text:span text:style-name="T3">forward</text:span> – next menu.</text:p>
      <text:p text:style-name="P42"><text:span text:style-name="T3">enter</text:span> – no function.</text:p>
      <text:p text:style-name="P42"/>
      <text:p text:style-name="P42"/>
      <text:h text:style-name="P6" text:outline-level="2">Configuration states</text:h>
      <text:p text:style-name="P42"/>
      <text:p text:style-name="P42">Configuration states allow certain configurations to be changes viewed.</text:p>
      <text:p text:style-name="P42"/>
      <text:h text:style-name="Heading_20_3" text:outline-level="3">CONFIG_STATE_PRESET_HEATER_TEMP</text:h>
      <text:p text:style-name="P42">This state allows changes of the water heater preset temperature.</text:p>
      <text:p text:style-name="P42"/>
      <text:p text:style-name="P43">DISPLAY</text:p>
      <text:p text:style-name="P44">Warmwater <text:s/></text:p>
      <text:p text:style-name="P44">setpoint xxxC</text:p>
      <text:p text:style-name="P43"/>
      <text:p text:style-name="P43">BUTTONS</text:p>
      <text:p text:style-name="P42"><text:span text:style-name="T3">up</text:span> – temp + 1.</text:p>
      <text:p text:style-name="P42"><text:span text:style-name="T3">down</text:span> – temp - 1.</text:p>
      <text:p text:style-name="P42"><text:span text:style-name="T3">forward</text:span> – next menu.</text:p>
      <text:p text:style-name="P42"><text:span text:style-name="T3">enter</text:span> – Save.</text:p>
      <text:p text:style-name="P42"/>
      <text:h text:style-name="P19" text:outline-level="3">CONFIG_STATE_PRESET_FURNACE_TEMP</text:h>
      <text:p text:style-name="P42">This state allows changes of the furnace preset temperature.</text:p>
      <text:p text:style-name="P42"/>
      <text:p text:style-name="P43">DISPLAY</text:p>
      <text:p text:style-name="P44">Warmwater <text:s/></text:p>
      <text:p text:style-name="P44">setpoint xxxC</text:p>
      <text:p text:style-name="P43"/>
      <text:p text:style-name="P43">BUTTONS</text:p>
      <text:p text:style-name="P42"><text:span text:style-name="T3">up</text:span> – temp + 1.</text:p>
      <text:p text:style-name="P42"><text:span text:style-name="T3">down</text:span> – temp - 1.</text:p>
      <text:p text:style-name="P42"><text:span text:style-name="T3">forward</text:span> – next menu.</text:p>
      <text:p text:style-name="P42"><text:span text:style-name="T3">enter</text:span> – Save.</text:p>
      <text:p text:style-name="P42"/>
      <text:p text:style-name="P42"/>
      <text:h text:style-name="P19" text:outline-level="3">CONFIG_STATE_FUEL_TRANSPORT_START_TIME</text:h>
      <text:p text:style-name="P42">This is the time the fuel transport A+B should run when the furnace should be started to fill fuel in the burning chamber. <text:s/>0-256 seconds</text:p>
      <text:p text:style-name="P42"/>
      <text:p text:style-name="P43">DISPLAY</text:p>
      <text:p text:style-name="P44">Fuel tr. end <text:s/></text:p>
      <text:p text:style-name="P44">time xxx seconds</text:p>
      <text:p text:style-name="P43"/>
      <text:p text:style-name="P43">BUTTONS</text:p>
      <text:p text:style-name="P42"><text:span text:style-name="T3">up</text:span> – time + 1.</text:p>
      <text:p text:style-name="P42"><text:span text:style-name="T3">down</text:span> – time - 1.</text:p>
      <text:p text:style-name="P42"><text:span text:style-name="T3">forward</text:span> – next menu.</text:p>
      <text:p text:style-name="P42"><text:span text:style-name="T3">enter</text:span> – Save.</text:p>
      <text:p text:style-name="P42"/>
      <text:p text:style-name="P42"/>
      <text:h text:style-name="P19" text:outline-level="3">CONFIG_STATE_FUEL_TRANSPORT_END_TIME</text:h>
      <text:p text:style-name="P42">This is the time the fuel transport B should run after the furnace preset temperature has been reached to empty the transport mechanism of fuel. <text:s/>0-256 seconds</text:p>
      <text:p text:style-name="P42"/>
      <text:p text:style-name="P43">DISPLAY</text:p>
      <text:p text:style-name="P44">Fuel tr. startup <text:s/></text:p>
      <text:p text:style-name="P44">time xxx seconds</text:p>
      <text:p text:style-name="P43"/>
      <text:p text:style-name="P43">BUTTONS</text:p>
      <text:p text:style-name="P42"><text:span text:style-name="T3">up</text:span> – time + 1.</text:p>
      <text:p text:style-name="P42"><text:span text:style-name="T3">down</text:span> – time - 1.</text:p>
      <text:p text:style-name="P42"><text:span text:style-name="T3">forward</text:span> – next menu.</text:p>
      <text:p text:style-name="P42"><text:span text:style-name="T3">enter</text:span> – Save.</text:p>
      <text:p text:style-name="P42"/>
      <text:p text:style-name="P42"/>
      <text:h text:style-name="P19" text:outline-level="3">CONFIG_STATE_FAN_END_TIME</text:h>
      <text:p text:style-name="P42">This is the time the fan should be on after the preset furnace temp has been reached to burn out fuel in the burning chamber. <text:s/>0-256 minutes</text:p>
      <text:p text:style-name="P42"/>
      <text:p text:style-name="P43">DISPLAY</text:p>
      <text:p text:style-name="P44">Fan end time</text:p>
      <text:p text:style-name="P44">xxx minutes</text:p>
      <text:p text:style-name="P43"/>
      <text:p text:style-name="P43">BUTTONS</text:p>
      <text:p text:style-name="P42"><text:span text:style-name="T3">up</text:span> – time + 1.</text:p>
      <text:p text:style-name="P42"><text:span text:style-name="T3">down</text:span> – time - 1.</text:p>
      <text:p text:style-name="P42"><text:span text:style-name="T3">forward</text:span> – next menu.</text:p>
      <text:p text:style-name="P42"><text:span text:style-name="T3">enter</text:span> – Save.</text:p>
      <text:p text:style-name="P42"/>
      <text:p text:style-name="P42"/>
      <text:h text:style-name="P19" text:outline-level="3">CONFIG_STATE_RESTART_TIMEOUT</text:h>
      <text:p text:style-name="P42">This is the restart timeout before a new attempt is made to fire the furnace. <text:s/>0-256 minutes</text:p>
      <text:p text:style-name="P42"/>
      <text:p text:style-name="P43">DISPLAY</text:p>
      <text:p text:style-name="P44">Restart time</text:p>
      <text:p text:style-name="P44">xxx minutes</text:p>
      <text:p text:style-name="P43"/>
      <text:p text:style-name="P43">BUTTONS</text:p>
      <text:p text:style-name="P42"><text:span text:style-name="T3">up</text:span> – time + 1.</text:p>
      <text:p text:style-name="P42"><text:span text:style-name="T3">down</text:span> – time - 1.</text:p>
      <text:p text:style-name="P42"><text:span text:style-name="T3">forward</text:span> – next menu.</text:p>
      <text:p text:style-name="P42"><text:span text:style-name="T3">enter</text:span> – Save.</text:p>
      <text:h text:style-name="P19" text:outline-level="3">CONFIG_STATE_RESTART_ATTEMPTS</text:h>
      <text:p text:style-name="P42">This is the number of attempts that should be done to fire ip the furnace before giving up. Zero is means give up on first try. <text:s text:c="2"/>0-256 attempts.</text:p>
      <text:p text:style-name="P42"/>
      <text:p text:style-name="P43">DISPLAY</text:p>
      <text:p text:style-name="P44">Restart attempts</text:p>
      <text:p text:style-name="P44">xxx</text:p>
      <text:p text:style-name="P43"/>
      <text:p text:style-name="P43">BUTTONS</text:p>
      <text:p text:style-name="P42"><text:span text:style-name="T3">up</text:span> – cnt + 1.</text:p>
      <text:p text:style-name="P42"><text:span text:style-name="T3">down</text:span> – cnt - 1.</text:p>
      <text:p text:style-name="P42"><text:span text:style-name="T3">forward</text:span> – next menu.</text:p>
      <text:p text:style-name="P42"><text:span text:style-name="T3">enter</text:span> – Save.</text:p>
      <text:p text:style-name="P42"/>
      <text:p text:style-name="P42"/>
      <text:h text:style-name="P19" text:outline-level="3">CONFIG_STATE_FURNACE_ENABLE</text:h>
      <text:p text:style-name="P42">Enable/disable furnace control logic. If disabled the furnace can only be controlled through the VSCP interface.</text:p>
      <text:p text:style-name="P42"/>
      <text:p text:style-name="P43">DISPLAY</text:p>
      <text:p text:style-name="P44">Furnace</text:p>
      <text:p text:style-name="P44">enabled/disabled</text:p>
      <text:p text:style-name="P43"/>
      <text:p text:style-name="P43">BUTTONS</text:p>
      <text:p text:style-name="P42"><text:span text:style-name="T3">up</text:span> – switch states</text:p>
      <text:p text:style-name="P42"><text:span text:style-name="T3">down</text:span> – switch states</text:p>
      <text:p text:style-name="P42"><text:span text:style-name="T3">forward</text:span> – next menu.</text:p>
      <text:p text:style-name="P42"><text:span text:style-name="T3">enter</text:span> – Save.</text:p>
      <text:p text:style-name="P42"/>
      <text:h text:style-name="P19" text:outline-level="3">CONFIG_STATE_HEATER_ENABLE</text:h>
      <text:p text:style-name="P42">Enable/disable water heater control logic. If disabled the furnace can only be controlled through the VSCP interface.</text:p>
      <text:p text:style-name="P42"/>
      <text:p text:style-name="P43">DISPLAY</text:p>
      <text:p text:style-name="P44">Water heater</text:p>
      <text:p text:style-name="P44">enabled/disabled</text:p>
      <text:p text:style-name="P43"/>
      <text:p text:style-name="P43">BUTTONS</text:p>
      <text:p text:style-name="P42"><text:span text:style-name="T3">up</text:span> – switch states</text:p>
      <text:p text:style-name="P42"><text:span text:style-name="T3">down</text:span> – switch states</text:p>
      <text:p text:style-name="P42"><text:span text:style-name="T3">forward</text:span> – next menu.</text:p>
      <text:p text:style-name="P42"><text:span text:style-name="T3">enter</text:span> – Save.</text:p>
      <text:p text:style-name="P42"/>
      <text:p text:style-name="P42"/>
      <text:h text:style-name="P19" text:outline-level="3">CONFIG_STATE_ALARM_ENABLE</text:h>
      <text:p text:style-name="P42">Enable/disable alarm control logic. If disabled the alarm can only be controlled through the VSCP interface. The alarm must be reactivated after an alarm condition.</text:p>
      <text:p text:style-name="P42"/>
      <text:p text:style-name="P43">DISPLAY</text:p>
      <text:p text:style-name="P44">Alarm</text:p>
      <text:p text:style-name="P44">enabled/disabled</text:p>
      <text:p text:style-name="P43"/>
      <text:p text:style-name="P43">BUTTONS</text:p>
      <text:p text:style-name="P42"><text:span text:style-name="T3">up</text:span> – switch states</text:p>
      <text:p text:style-name="P42"><text:span text:style-name="T3">down</text:span> – switch states</text:p>
      <text:p text:style-name="P42"><text:span text:style-name="T3">forward</text:span> – next menu.</text:p>
      <text:p text:style-name="P42"><text:span text:style-name="T3">enter</text:span> – Save.</text:p>
      <text:h text:style-name="P19" text:outline-level="3">CONFIG_STATE_LEAVE</text:h>
      <text:p text:style-name="P42">Leave the configuration <text:s/>menu system.</text:p>
      <text:p text:style-name="P42"/>
      <text:p text:style-name="P43">DISPLAY</text:p>
      <text:p text:style-name="P44">Enter to return </text:p>
      <text:p text:style-name="P44">to main menu.</text:p>
      <text:p text:style-name="P43"/>
      <text:p text:style-name="P43">BUTTONS</text:p>
      <text:p text:style-name="P42"><text:span text:style-name="T3">up</text:span> – no functionality.</text:p>
      <text:p text:style-name="P42"><text:span text:style-name="T3">down</text:span> – no functionality.</text:p>
      <text:p text:style-name="P42"><text:span text:style-name="T3">forward</text:span> – first configuration menu.</text:p>
      <text:p text:style-name="P42"><text:span text:style-name="T3">enter</text:span> – first entry in main menu..</text:p>
      <text:p text:style-name="P42"/>
      <text:p text:style-name="P42"/>
      <text:p text:style-name="P45">Events</text:p>
      <text:p text:style-name="P42"/>
      <text:h text:style-name="Heading_20_1" text:outline-level="1">Temperature furnace water out</text:h>
      <text:p text:style-name="P42">Send event every minute.</text:p>
      <text:p text:style-name="Text_20_body"><text:span text:style-name="T8">CLASS.MEASUREMENT TYPE=6</text:span><text:span text:style-name="T7">, </text:span>Temperature</text:p>
      <text:p text:style-name="Text_20_body"><text:span text:style-name="T3">Format:</text:span> Integer Format (one byte).</text:p>
      <text:p text:style-name="Text_20_body"><text:span text:style-name="T3">Data coding:</text:span> 0x60 <text:span text:style-name="T7">Index = 0</text:span></text:p>
      <text:h text:style-name="Heading_20_1" text:outline-level="1">Temperature furnace water return</text:h>
      <text:p text:style-name="P42">Send event every minute.</text:p>
      <text:p text:style-name="Text_20_body"><text:span text:style-name="T8">CLASS.MEASUREMENT TYPE=6</text:span><text:span text:style-name="T7">, </text:span>Temperature</text:p>
      <text:p text:style-name="Text_20_body"><text:span text:style-name="T3">Format:</text:span> Integer Format (one byte).</text:p>
      <text:p text:style-name="P42"><text:span text:style-name="T3">Data coding:</text:span> 0x61 Index = 1</text:p>
      <text:h text:style-name="Heading_20_1" text:outline-level="1">Temperature transport B</text:h>
      <text:p text:style-name="Text_20_body">Send event every minute.</text:p>
      <text:p text:style-name="Text_20_body"><text:span text:style-name="T8">CLASS.MEASUREMENT TYPE=6</text:span><text:span text:style-name="T7">, </text:span>Temperature</text:p>
      <text:p text:style-name="Text_20_body"><text:span text:style-name="T3">Format:</text:span> Integer Format (one byte).</text:p>
      <text:p text:style-name="P42"><text:span text:style-name="T3">Data coding:</text:span> 0x60 Index = 2</text:p>
      <text:h text:style-name="Heading_20_1" text:outline-level="1">Temperature Water Heater Core</text:h>
      <text:p text:style-name="Text_20_body">Send event every minute.</text:p>
      <text:p text:style-name="Text_20_body"><text:span text:style-name="T8">CLASS.MEASUREMENT TYPE=6</text:span><text:span text:style-name="T7">, </text:span>Temperature</text:p>
      <text:p text:style-name="Text_20_body"><text:span text:style-name="T3">Format:</text:span> Integer Format (one byte).</text:p>
      <text:p text:style-name="P42"><text:span text:style-name="T3">Data coding:</text:span> 0x60 Index = 3</text:p>
      <text:h text:style-name="Heading_20_1" text:outline-level="1">Temperature Hot Water</text:h>
      <text:p text:style-name="Text_20_body">Send event every minute.</text:p>
      <text:p text:style-name="Text_20_body"><text:span text:style-name="T8">CLASS.MEASUREMENT TYPE=6</text:span><text:span text:style-name="T7">, </text:span>Temperature</text:p>
      <text:p text:style-name="Text_20_body"><text:span text:style-name="T3">Format:</text:span> Integer Format (one byte).</text:p>
      <text:p text:style-name="P42"><text:span text:style-name="T3">Data coding:</text:span> 0x60 Index = 4</text:p>
      <text:h text:style-name="Heading_20_1" text:outline-level="1"/>
      <text:h text:style-name="P5" text:outline-level="1">Fire Detector</text:h>
      <text:p text:style-name="Text_20_body">Send event every minute.</text:p>
      <text:p text:style-name="Text_20_body"/>
      <text:p text:style-name="Text_20_body"><text:span text:style-name="T8">CLASS.MEASUREMENT TYPE=50</text:span><text:span text:style-name="T7">, Relative Level</text:span></text:p>
      <text:p text:style-name="Text_20_body"><text:span text:style-name="T3">Format:</text:span> Integer Format (two byte).</text:p>
      <text:p text:style-name="Text_20_body"><text:span text:style-name="T3">Data coding:</text:span> 0x60 <text:span text:style-name="T7">Index = 0</text:span></text:p>
      <text:p text:style-name="P42"/>
      <text:h text:style-name="Heading_20_1" text:outline-level="1">Over Temperature </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0</text:p>
      <text:h text:style-name="Heading_20_1" text:outline-level="1">Transport motor A</text:h>
      <text:p text:style-name="Text_20_body">On/off.</text:p>
      <text:p text:style-name="Text_20_body"><text:span text:style-name="T8">CLASS.INFORMATION TYPE=3/4</text:span><text:span text:style-name="T7">, ON/OFF</text:span></text:p>
      <text:p text:style-name="P42"><text:span text:style-name="T3">Zone</text:span>=Configurated</text:p>
      <text:p text:style-name="P42"><text:span text:style-name="T3">SubZone</text:span>=1</text:p>
      <text:h text:style-name="Heading_20_1" text:outline-level="1">Transport motor B</text:h>
      <text:p text:style-name="Text_20_body">On/off.</text:p>
      <text:p text:style-name="Text_20_body"><text:span text:style-name="T8">CLASS.INFORMATION TYPE=3/4</text:span><text:span text:style-name="T7">, ON/OFF</text:span></text:p>
      <text:p text:style-name="P42"><text:span text:style-name="T3">Zone</text:span>=Configurated</text:p>
      <text:p text:style-name="P42"><text:span text:style-name="T3">SubZone</text:span>=2</text:p>
      <text:h text:style-name="Heading_20_1" text:outline-level="1">Fan</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3</text:p>
      <text:h text:style-name="Heading_20_1" text:outline-level="1"/>
      <text:h text:style-name="P5" text:outline-level="1">Heater</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4</text:p>
      <text:h text:style-name="Heading_20_1" text:outline-level="1">Electrical Water heater element A</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5</text:p>
      <text:h text:style-name="Heading_20_1" text:outline-level="1">Electrical Water heater element B</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6</text:p>
      <text:h text:style-name="Heading_20_1" text:outline-level="1">Alarm</text:h>
      <text:p text:style-name="P43">CLASS.ALARM TYPE=2, Alarm occurred.</text:p>
      <text:p text:style-name="P42"><text:span text:style-name="T3">Zone</text:span>=Configurated</text:p>
      <text:p text:style-name="P42"><text:span text:style-name="T3">SubZone</text:span>=7</text:p>
      <text:p text:style-name="P42"/>
      <text:h text:style-name="Heading_20_1" text:outline-level="1">Furnace</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8</text:p>
      <text:p text:style-name="P42"/>
      <text:h text:style-name="Heading_20_1" text:outline-level="1">Water Heater</text:h>
      <text:p text:style-name="P42">On/off.</text:p>
      <text:p text:style-name="Text_20_body"><text:span text:style-name="T8">CLASS.INFORMATION TYPE=3/4</text:span><text:span text:style-name="T7">, ON/OFF</text:span></text:p>
      <text:p text:style-name="P42"><text:span text:style-name="T3">Zone</text:span>=Configurated</text:p>
      <text:p text:style-name="P42"><text:span text:style-name="T3">SubZone</text:span>=9</text:p>
      <text:p text:style-name="P45">Control</text:p>
      <text:p text:style-name="P42">The following events can be sent to the module to control certain functionality.</text:p>
      <text:p text:style-name="P42"/>
      <text:h text:style-name="Heading_20_1" text:outline-level="1">Alarm on/off</text:h>
      <text:p text:style-name="Text_20_body">Send</text:p>
      <text:p text:style-name="Text_20_body"><text:span text:style-name="T8">CLASS.CONTROL TYPE=5/6</text:span><text:span text:style-name="T7">, TurnOn/TurnOff</text:span></text:p>
      <text:p text:style-name="P42"><text:span text:style-name="T3">Zone</text:span>=Configurated</text:p>
      <text:p text:style-name="P42"><text:span text:style-name="T3">SubZone</text:span>=7</text:p>
      <text:p text:style-name="P42"/>
      <text:h text:style-name="Heading_20_1" text:outline-level="1">Furnace on/off</text:h>
      <text:p text:style-name="Text_20_body">Send</text:p>
      <text:p text:style-name="Text_20_body"><text:span text:style-name="T8">CLASS.CONTROL TYPE=5/6</text:span><text:span text:style-name="T7">, TurnOn/TurnOff</text:span></text:p>
      <text:p text:style-name="P42"><text:span text:style-name="T3">Zone</text:span>=Configurated</text:p>
      <text:p text:style-name="P42"><text:span text:style-name="T3">SubZone</text:span>=8</text:p>
      <text:p text:style-name="P42"/>
      <text:h text:style-name="Heading_20_1" text:outline-level="1">Water heater on/off</text:h>
      <text:p text:style-name="Text_20_body">Send</text:p>
      <text:p text:style-name="Text_20_body"><text:span text:style-name="T8">CLASS.CONTROL TYPE=5/6</text:span><text:span text:style-name="T7">, </text:span>TurnOn<text:span text:style-name="T7">/TurnOff</text:span></text:p>
      <text:p text:style-name="P42"><text:span text:style-name="T3">Zone</text:span>=Configurated</text:p>
      <text:p text:style-name="P42"><text:span text:style-name="T3">SubZone</text:span>=9</text:p>
      <text:p text:style-name="P42"/>
      <text:h text:style-name="P46" text:outline-level="1"/>
      <text:h text:style-name="P46" text:outline-level="1"/>
      <text:p text:style-name="P42"/>
      <text:p text:style-name="P42"/>
      <text:p text:style-name="P42"/>
      <text:h text:style-name="P47" text:outline-level="1">Connections</text:h>
      <text:p text:style-name="P42"/>
      <text:h text:style-name="Heading_20_2" text:outline-level="2">Main connector</text:h>
      <table:table table:name="MinConnector" table:style-name="MinConnector">
        <table:table-column table:style-name="MinConnector.A"/>
        <table:table-column table:style-name="MinConnector.B"/>
        <table:table-column table:style-name="MinConnector.C"/>
        <table:table-column table:style-name="MinConnector.D"/>
        <table:table-header-rows>
          <table:table-row>
            <table:table-cell table:style-name="MinConnector.A1" office:value-type="string">
              <text:p text:style-name="P48">Pos</text:p>
            </table:table-cell>
            <table:table-cell table:style-name="MinConnector.A1" office:value-type="string">
              <text:p text:style-name="P49">Pin</text:p>
            </table:table-cell>
            <table:table-cell table:style-name="MinConnector.A1" office:value-type="string">
              <text:p text:style-name="P49">Colour</text:p>
            </table:table-cell>
            <table:table-cell table:style-name="MinConnector.D1" office:value-type="string">
              <text:p text:style-name="Table_20_Heading">Description</text:p>
            </table:table-cell>
          </table:table-row>
        </table:table-header-rows>
        <table:table-row>
          <table:table-cell table:style-name="MinConnector.A2" office:value-type="string">
            <text:p text:style-name="P50">1</text:p>
          </table:table-cell>
          <table:table-cell table:style-name="MinConnector.A2" office:value-type="string">
            <text:p text:style-name="P51">P0.15</text:p>
          </table:table-cell>
          <table:table-cell table:style-name="MinConnector.A2" office:value-type="string">
            <text:p text:style-name="P51">White/Blue</text:p>
          </table:table-cell>
          <table:table-cell table:style-name="MinConnector.D2" office:value-type="string">
            <text:p text:style-name="Table_20_Contents">Smarttemp – Water heater core</text:p>
          </table:table-cell>
        </table:table-row>
        <table:table-row>
          <table:table-cell table:style-name="MinConnector.A2" office:value-type="string">
            <text:p text:style-name="P50">2</text:p>
          </table:table-cell>
          <table:table-cell table:style-name="MinConnector.A2" office:value-type="string">
            <text:p text:style-name="P51">P0.16</text:p>
          </table:table-cell>
          <table:table-cell table:style-name="MinConnector.A2" office:value-type="string">
            <text:p text:style-name="P51">Blue/White</text:p>
          </table:table-cell>
          <table:table-cell table:style-name="MinConnector.D2" office:value-type="string">
            <text:p text:style-name="Table_20_Contents">Over temperature sensor</text:p>
          </table:table-cell>
        </table:table-row>
        <table:table-row>
          <table:table-cell table:style-name="MinConnector.A2" office:value-type="string">
            <text:p text:style-name="P50">3</text:p>
          </table:table-cell>
          <table:table-cell table:style-name="MinConnector.A2" office:value-type="string">
            <text:p text:style-name="P51">P1.27</text:p>
          </table:table-cell>
          <table:table-cell table:style-name="MinConnector.A2" office:value-type="string">
            <text:p text:style-name="P51">Brown/Black</text:p>
          </table:table-cell>
          <table:table-cell table:style-name="MinConnector.D2" office:value-type="string">
            <text:p text:style-name="Table_20_Contents">Fire Sensor</text:p>
          </table:table-cell>
        </table:table-row>
        <table:table-row table:style-name="MinConnector.5">
          <table:table-cell table:style-name="MinConnector.A2" office:value-type="string">
            <text:p text:style-name="P50">4</text:p>
          </table:table-cell>
          <table:table-cell table:style-name="MinConnector.A2" office:value-type="string">
            <text:p text:style-name="P51">---</text:p>
          </table:table-cell>
          <table:table-cell table:style-name="MinConnector.A2" office:value-type="string">
            <text:p text:style-name="P51">---</text:p>
          </table:table-cell>
          <table:table-cell table:style-name="MinConnector.D2" office:value-type="string">
            <text:p text:style-name="Table_20_Contents">---</text:p>
          </table:table-cell>
        </table:table-row>
        <table:table-row>
          <table:table-cell table:style-name="MinConnector.A2" office:value-type="string">
            <text:p text:style-name="P50">5</text:p>
          </table:table-cell>
          <table:table-cell table:style-name="MinConnector.A2" office:value-type="string">
            <text:p text:style-name="P51">P1.23</text:p>
          </table:table-cell>
          <table:table-cell table:style-name="MinConnector.A2" office:value-type="string">
            <text:p text:style-name="P51"/>
          </table:table-cell>
          <table:table-cell table:style-name="MinConnector.D2" office:value-type="string">
            <text:p text:style-name="Table_20_Contents">Heat Element B</text:p>
          </table:table-cell>
        </table:table-row>
        <table:table-row>
          <table:table-cell table:style-name="MinConnector.A2" office:value-type="string">
            <text:p text:style-name="P50">6</text:p>
          </table:table-cell>
          <table:table-cell table:style-name="MinConnector.A2" office:value-type="string">
            <text:p text:style-name="P51">P1.22</text:p>
          </table:table-cell>
          <table:table-cell table:style-name="MinConnector.A2" office:value-type="string">
            <text:p text:style-name="P51"/>
          </table:table-cell>
          <table:table-cell table:style-name="MinConnector.D2" office:value-type="string">
            <text:p text:style-name="Table_20_Contents">Heat Element A</text:p>
          </table:table-cell>
        </table:table-row>
        <table:table-row>
          <table:table-cell table:style-name="MinConnector.A2" office:value-type="string">
            <text:p text:style-name="P50">7</text:p>
          </table:table-cell>
          <table:table-cell table:style-name="MinConnector.A2" office:value-type="string">
            <text:p text:style-name="P51">P1.19</text:p>
          </table:table-cell>
          <table:table-cell table:style-name="MinConnector.A2" office:value-type="string">
            <text:p text:style-name="P51"/>
          </table:table-cell>
          <table:table-cell table:style-name="MinConnector.D2" office:value-type="string">
            <text:p text:style-name="Table_20_Contents">Furnace Heater</text:p>
          </table:table-cell>
        </table:table-row>
        <table:table-row>
          <table:table-cell table:style-name="MinConnector.A2" office:value-type="string">
            <text:p text:style-name="P50">8</text:p>
          </table:table-cell>
          <table:table-cell table:style-name="MinConnector.A2" office:value-type="string">
            <text:p text:style-name="P51">P1.18</text:p>
          </table:table-cell>
          <table:table-cell table:style-name="MinConnector.A2" office:value-type="string">
            <text:p text:style-name="P51"/>
          </table:table-cell>
          <table:table-cell table:style-name="MinConnector.D2" office:value-type="string">
            <text:p text:style-name="Table_20_Contents">Furnace Fan</text:p>
          </table:table-cell>
        </table:table-row>
        <table:table-row>
          <table:table-cell table:style-name="MinConnector.A2" office:value-type="string">
            <text:p text:style-name="P50">9</text:p>
          </table:table-cell>
          <table:table-cell table:style-name="MinConnector.A2" office:value-type="string">
            <text:p text:style-name="P51">P1.17</text:p>
          </table:table-cell>
          <table:table-cell table:style-name="MinConnector.A2" office:value-type="string">
            <text:p text:style-name="P51"/>
          </table:table-cell>
          <table:table-cell table:style-name="MinConnector.D2" office:value-type="string">
            <text:p text:style-name="Table_20_Contents">Transport Motor B</text:p>
          </table:table-cell>
        </table:table-row>
        <table:table-row>
          <table:table-cell table:style-name="MinConnector.A2" office:value-type="string">
            <text:p text:style-name="P50">10</text:p>
          </table:table-cell>
          <table:table-cell table:style-name="MinConnector.A2" office:value-type="string">
            <text:p text:style-name="P51">P1.16</text:p>
          </table:table-cell>
          <table:table-cell table:style-name="MinConnector.A2" office:value-type="string">
            <text:p text:style-name="P51"/>
          </table:table-cell>
          <table:table-cell table:style-name="MinConnector.D2" office:value-type="string">
            <text:p text:style-name="Table_20_Contents">Transport Motor A</text:p>
          </table:table-cell>
        </table:table-row>
        <table:table-row>
          <table:table-cell table:style-name="MinConnector.A2" office:value-type="string">
            <text:p text:style-name="P50">11</text:p>
          </table:table-cell>
          <table:table-cell table:style-name="MinConnector.A2" office:value-type="string">
            <text:p text:style-name="P51">P1.21</text:p>
          </table:table-cell>
          <table:table-cell table:style-name="MinConnector.A2" office:value-type="string">
            <text:p text:style-name="P51"/>
          </table:table-cell>
          <table:table-cell table:style-name="MinConnector.D2" office:value-type="string">
            <text:p text:style-name="Table_20_Contents">Alarm +</text:p>
          </table:table-cell>
        </table:table-row>
        <table:table-row>
          <table:table-cell table:style-name="MinConnector.A2" office:value-type="string">
            <text:p text:style-name="P50">12</text:p>
          </table:table-cell>
          <table:table-cell table:style-name="MinConnector.A2" office:value-type="string">
            <text:p text:style-name="P51">P0.17</text:p>
          </table:table-cell>
          <table:table-cell table:style-name="MinConnector.A2" office:value-type="string">
            <text:p text:style-name="P51"/>
          </table:table-cell>
          <table:table-cell table:style-name="MinConnector.D2" office:value-type="string">
            <text:p text:style-name="Table_20_Contents">1-Wire</text:p>
          </table:table-cell>
        </table:table-row>
      </table:table>
      <text:p text:style-name="P42"/>
      <text:h text:style-name="Heading_20_2" text:outline-level="2">Furnace Connector</text:h>
      <table:table table:name="FurnaceConnector" table:style-name="FurnaceConnector">
        <table:table-column table:style-name="FurnaceConnector.A"/>
        <table:table-column table:style-name="FurnaceConnector.B"/>
        <table:table-column table:style-name="FurnaceConnector.C"/>
        <table:table-header-rows>
          <table:table-row>
            <table:table-cell table:style-name="FurnaceConnector.A1" office:value-type="string">
              <text:p text:style-name="P48">Pin</text:p>
            </table:table-cell>
            <table:table-cell table:style-name="FurnaceConnector.A1" office:value-type="string">
              <text:p text:style-name="P49">Colour</text:p>
            </table:table-cell>
            <table:table-cell table:style-name="FurnaceConnector.C1" office:value-type="string">
              <text:p text:style-name="Table_20_Heading">Description</text:p>
            </table:table-cell>
          </table:table-row>
        </table:table-header-rows>
        <table:table-row>
          <table:table-cell table:style-name="FurnaceConnector.A2" office:value-type="string">
            <text:p text:style-name="P50">1</text:p>
          </table:table-cell>
          <table:table-cell table:style-name="FurnaceConnector.A2" office:value-type="string">
            <text:p text:style-name="P51">Black</text:p>
          </table:table-cell>
          <table:table-cell table:style-name="FurnaceConnector.C2" office:value-type="string">
            <text:p text:style-name="Table_20_Contents">Transport motor A.</text:p>
          </table:table-cell>
        </table:table-row>
        <table:table-row>
          <table:table-cell table:style-name="FurnaceConnector.A2" office:value-type="string">
            <text:p text:style-name="P50">2</text:p>
          </table:table-cell>
          <table:table-cell table:style-name="FurnaceConnector.A2" office:value-type="string">
            <text:p text:style-name="P51">Brown</text:p>
          </table:table-cell>
          <table:table-cell table:style-name="FurnaceConnector.C2" office:value-type="string">
            <text:p text:style-name="Table_20_Contents">Transport Motor B.</text:p>
          </table:table-cell>
        </table:table-row>
        <table:table-row>
          <table:table-cell table:style-name="FurnaceConnector.A2" office:value-type="string">
            <text:p text:style-name="P50">3</text:p>
          </table:table-cell>
          <table:table-cell table:style-name="FurnaceConnector.A2" office:value-type="string">
            <text:p text:style-name="P51">Red</text:p>
          </table:table-cell>
          <table:table-cell table:style-name="FurnaceConnector.C2" office:value-type="string">
            <text:p text:style-name="Table_20_Contents">Furnace Fan.</text:p>
          </table:table-cell>
        </table:table-row>
        <table:table-row>
          <table:table-cell table:style-name="FurnaceConnector.A2" office:value-type="string">
            <text:p text:style-name="P50">4</text:p>
          </table:table-cell>
          <table:table-cell table:style-name="FurnaceConnector.A2" office:value-type="string">
            <text:p text:style-name="P51">Orange</text:p>
          </table:table-cell>
          <table:table-cell table:style-name="FurnaceConnector.C2" office:value-type="string">
            <text:p text:style-name="Table_20_Contents">Furnace Heater.</text:p>
          </table:table-cell>
        </table:table-row>
        <table:table-row>
          <table:table-cell table:style-name="FurnaceConnector.A2" office:value-type="string">
            <text:p text:style-name="P50">5</text:p>
          </table:table-cell>
          <table:table-cell table:style-name="FurnaceConnector.A2" office:value-type="string">
            <text:p text:style-name="P51">Yellow</text:p>
          </table:table-cell>
          <table:table-cell table:style-name="FurnaceConnector.C2" office:value-type="string">
            <text:p text:style-name="Table_20_Contents">Over temp Sensor.</text:p>
          </table:table-cell>
        </table:table-row>
        <table:table-row>
          <table:table-cell table:style-name="FurnaceConnector.A2" office:value-type="string">
            <text:p text:style-name="P50">6</text:p>
          </table:table-cell>
          <table:table-cell table:style-name="FurnaceConnector.A2" office:value-type="string">
            <text:p text:style-name="P51">Green</text:p>
          </table:table-cell>
          <table:table-cell table:style-name="FurnaceConnector.C2" office:value-type="string">
            <text:p text:style-name="Table_20_Contents">Fire Detector.</text:p>
          </table:table-cell>
        </table:table-row>
        <table:table-row>
          <table:table-cell table:style-name="FurnaceConnector.A2" office:value-type="string">
            <text:p text:style-name="P50">7</text:p>
          </table:table-cell>
          <table:table-cell table:style-name="FurnaceConnector.A2" office:value-type="string">
            <text:p text:style-name="P51">Blue</text:p>
          </table:table-cell>
          <table:table-cell table:style-name="FurnaceConnector.C2" office:value-type="string">
            <text:p text:style-name="Table_20_Contents">GND.</text:p>
          </table:table-cell>
        </table:table-row>
        <table:table-row>
          <table:table-cell table:style-name="FurnaceConnector.A2" office:value-type="string">
            <text:p text:style-name="P50">8</text:p>
          </table:table-cell>
          <table:table-cell table:style-name="FurnaceConnector.A2" office:value-type="string">
            <text:p text:style-name="P51">Purple</text:p>
          </table:table-cell>
          <table:table-cell table:style-name="FurnaceConnector.C2" office:value-type="string">
            <text:p text:style-name="Table_20_Contents">Temperature Transport B.</text:p>
          </table:table-cell>
        </table:table-row>
        <table:table-row>
          <table:table-cell table:style-name="FurnaceConnector.A2" office:value-type="string">
            <text:p text:style-name="P50">9</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0</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1</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2</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3</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4</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5</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6</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7</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8</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19</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20</text:p>
          </table:table-cell>
          <table:table-cell table:style-name="FurnaceConnector.A2" office:value-type="string">
            <text:p text:style-name="P51">Grey</text:p>
          </table:table-cell>
          <table:table-cell table:style-name="FurnaceConnector.C2" office:value-type="string">
            <text:p text:style-name="Table_20_Contents">+5V DC</text:p>
          </table:table-cell>
        </table:table-row>
        <table:table-row>
          <table:table-cell table:style-name="FurnaceConnector.A2" office:value-type="string">
            <text:p text:style-name="P50">21</text:p>
          </table:table-cell>
          <table:table-cell table:style-name="FurnaceConnector.A2" office:value-type="string">
            <text:p text:style-name="P51">--</text:p>
          </table:table-cell>
          <table:table-cell table:style-name="FurnaceConnector.C2" office:value-type="string">
            <text:p text:style-name="Table_20_Contents"/>
          </table:table-cell>
        </table:table-row>
        <table:table-row>
          <table:table-cell table:style-name="FurnaceConnector.A2" office:value-type="string">
            <text:p text:style-name="P50">22</text:p>
          </table:table-cell>
          <table:table-cell table:style-name="FurnaceConnector.A2" office:value-type="string">
            <text:p text:style-name="P51">White</text:p>
          </table:table-cell>
          <table:table-cell table:style-name="FurnaceConnector.C2" office:value-type="string">
            <text:p text:style-name="Table_20_Contents">+3.3V DC</text:p>
          </table:table-cell>
        </table:table-row>
        <table:table-row>
          <table:table-cell table:style-name="FurnaceConnector.A2" office:value-type="string">
            <text:p text:style-name="P50">23</text:p>
          </table:table-cell>
          <table:table-cell table:style-name="FurnaceConnector.A2" office:value-type="string">
            <text:p text:style-name="P51"/>
          </table:table-cell>
          <table:table-cell table:style-name="FurnaceConnector.C2" office:value-type="string">
            <text:p text:style-name="Table_20_Contents"/>
          </table:table-cell>
        </table:table-row>
        <table:table-row>
          <table:table-cell table:style-name="FurnaceConnector.A2" office:value-type="string">
            <text:p text:style-name="P50">24</text:p>
          </table:table-cell>
          <table:table-cell table:style-name="FurnaceConnector.A2" office:value-type="string">
            <text:p text:style-name="P51"/>
          </table:table-cell>
          <table:table-cell table:style-name="FurnaceConnector.C2" office:value-type="string">
            <text:p text:style-name="Table_20_Contents"/>
          </table:table-cell>
        </table:table-row>
        <table:table-row>
          <table:table-cell table:style-name="FurnaceConnector.A2" office:value-type="string">
            <text:p text:style-name="P50">25</text:p>
          </table:table-cell>
          <table:table-cell table:style-name="FurnaceConnector.A2" office:value-type="string">
            <text:p text:style-name="P51"/>
          </table:table-cell>
          <table:table-cell table:style-name="FurnaceConnector.C2" office:value-type="string">
            <text:p text:style-name="Table_20_Contents"/>
          </table:table-cell>
        </table:table-row>
      </table:table>
      <text:p text:style-name="P42"/>
      <text:p text:style-name="P42"/>
      <text:h text:style-name="Heading_20_2" text:outline-level="2">LCD Pinout</text:h>
      <table:table table:name="LCDTable" table:style-name="LCDTable">
        <table:table-column table:style-name="LCDTable.A"/>
        <table:table-column table:style-name="LCDTable.B"/>
        <table:table-column table:style-name="LCDTable.C"/>
        <table:table-header-rows>
          <table:table-row>
            <table:table-cell table:style-name="LCDTable.A1" office:value-type="string">
              <text:p text:style-name="P48">Pin</text:p>
            </table:table-cell>
            <table:table-cell table:style-name="LCDTable.A1" office:value-type="string">
              <text:p text:style-name="P49">Cable Colour</text:p>
            </table:table-cell>
            <table:table-cell table:style-name="LCDTable.C1" office:value-type="string">
              <text:p text:style-name="Table_20_Heading">Description</text:p>
            </table:table-cell>
          </table:table-row>
        </table:table-header-rows>
        <table:table-row>
          <table:table-cell table:style-name="LCDTable.A2" office:value-type="string">
            <text:p text:style-name="P50">1</text:p>
          </table:table-cell>
          <table:table-cell table:style-name="LCDTable.A2" office:value-type="string">
            <text:p text:style-name="P51">--</text:p>
          </table:table-cell>
          <table:table-cell table:style-name="LCDTable.C2" office:value-type="string">
            <text:p text:style-name="Table_20_Contents">GND</text:p>
          </table:table-cell>
        </table:table-row>
        <table:table-row>
          <table:table-cell table:style-name="LCDTable.A2" office:value-type="string">
            <text:p text:style-name="P50">2</text:p>
          </table:table-cell>
          <table:table-cell table:style-name="LCDTable.A2" office:value-type="string">
            <text:p text:style-name="P51">--</text:p>
          </table:table-cell>
          <table:table-cell table:style-name="LCDTable.C2" office:value-type="string">
            <text:p text:style-name="Table_20_Contents">+5V</text:p>
          </table:table-cell>
        </table:table-row>
        <table:table-row>
          <table:table-cell table:style-name="LCDTable.A2" office:value-type="string">
            <text:p text:style-name="P50">3</text:p>
          </table:table-cell>
          <table:table-cell table:style-name="LCDTable.A2" office:value-type="string">
            <text:p text:style-name="P51">--</text:p>
          </table:table-cell>
          <table:table-cell table:style-name="LCDTable.C2" office:value-type="string">
            <text:p text:style-name="Table_20_Contents"/>
          </table:table-cell>
        </table:table-row>
        <table:table-row>
          <table:table-cell table:style-name="LCDTable.A2" office:value-type="string">
            <text:p text:style-name="P50">4</text:p>
          </table:table-cell>
          <table:table-cell table:style-name="LCDTable.A2" office:value-type="string">
            <text:p text:style-name="P51">Black/Blue</text:p>
          </table:table-cell>
          <table:table-cell table:style-name="LCDTable.C2" office:value-type="string">
            <text:p text:style-name="Table_20_Contents">RS, <text:span text:style-name="T3">P0.10</text:span></text:p>
          </table:table-cell>
        </table:table-row>
        <table:table-row>
          <table:table-cell table:style-name="LCDTable.A2" office:value-type="string">
            <text:p text:style-name="P50">5</text:p>
          </table:table-cell>
          <table:table-cell table:style-name="LCDTable.A2" office:value-type="string">
            <text:p text:style-name="P51">Blue/Black</text:p>
          </table:table-cell>
          <table:table-cell table:style-name="LCDTable.C2" office:value-type="string">
            <text:p text:style-name="Table_20_Contents">R/W, <text:span text:style-name="T3">P0.12</text:span></text:p>
          </table:table-cell>
        </table:table-row>
        <table:table-row>
          <table:table-cell table:style-name="LCDTable.A2" office:value-type="string">
            <text:p text:style-name="P50">6</text:p>
          </table:table-cell>
          <table:table-cell table:style-name="LCDTable.A2" office:value-type="string">
            <text:p text:style-name="P51">Grey/Black</text:p>
          </table:table-cell>
          <table:table-cell table:style-name="LCDTable.C2" office:value-type="string">
            <text:p text:style-name="Table_20_Contents">E, <text:span text:style-name="T3">P0.13</text:span></text:p>
          </table:table-cell>
        </table:table-row>
        <table:table-row>
          <table:table-cell table:style-name="LCDTable.A2" office:value-type="string">
            <text:p text:style-name="P50">7</text:p>
          </table:table-cell>
          <table:table-cell table:style-name="LCDTable.A2" office:value-type="string">
            <text:p text:style-name="P51">NC</text:p>
          </table:table-cell>
          <table:table-cell table:style-name="LCDTable.C2" office:value-type="string">
            <text:p text:style-name="Table_20_Contents"/>
          </table:table-cell>
        </table:table-row>
        <table:table-row>
          <table:table-cell table:style-name="LCDTable.A2" office:value-type="string">
            <text:p text:style-name="P50">8</text:p>
          </table:table-cell>
          <table:table-cell table:style-name="LCDTable.A2" office:value-type="string">
            <text:p text:style-name="P51">NC</text:p>
          </table:table-cell>
          <table:table-cell table:style-name="LCDTable.C2" office:value-type="string">
            <text:p text:style-name="Table_20_Contents"/>
          </table:table-cell>
        </table:table-row>
        <table:table-row>
          <table:table-cell table:style-name="LCDTable.A2" office:value-type="string">
            <text:p text:style-name="P50">9</text:p>
          </table:table-cell>
          <table:table-cell table:style-name="LCDTable.A2" office:value-type="string">
            <text:p text:style-name="P51">NC</text:p>
          </table:table-cell>
          <table:table-cell table:style-name="LCDTable.C2" office:value-type="string">
            <text:p text:style-name="Table_20_Contents"/>
          </table:table-cell>
        </table:table-row>
        <table:table-row>
          <table:table-cell table:style-name="LCDTable.A2" office:value-type="string">
            <text:p text:style-name="P50">10</text:p>
          </table:table-cell>
          <table:table-cell table:style-name="LCDTable.A2" office:value-type="string">
            <text:p text:style-name="P51">NC</text:p>
          </table:table-cell>
          <table:table-cell table:style-name="LCDTable.C2" office:value-type="string">
            <text:p text:style-name="Table_20_Contents"/>
          </table:table-cell>
        </table:table-row>
        <table:table-row>
          <table:table-cell table:style-name="LCDTable.A2" office:value-type="string">
            <text:p text:style-name="P50">11</text:p>
          </table:table-cell>
          <table:table-cell table:style-name="LCDTable.A2" office:value-type="string">
            <text:p text:style-name="P51">White/Orange</text:p>
          </table:table-cell>
          <table:table-cell table:style-name="LCDTable.C2" office:value-type="string">
            <text:p text:style-name="Table_20_Contents">DB4, <text:span text:style-name="T3">P0.04</text:span></text:p>
          </table:table-cell>
        </table:table-row>
        <table:table-row>
          <table:table-cell table:style-name="LCDTable.A2" office:value-type="string">
            <text:p text:style-name="P50">12</text:p>
          </table:table-cell>
          <table:table-cell table:style-name="LCDTable.A2" office:value-type="string">
            <text:p text:style-name="P51">Red/Black</text:p>
          </table:table-cell>
          <table:table-cell table:style-name="LCDTable.C2" office:value-type="string">
            <text:p text:style-name="Table_20_Contents">DB5, <text:span text:style-name="T3">P0.05</text:span> </text:p>
          </table:table-cell>
        </table:table-row>
        <table:table-row>
          <table:table-cell table:style-name="LCDTable.A2" office:value-type="string">
            <text:p text:style-name="P50">13</text:p>
          </table:table-cell>
          <table:table-cell table:style-name="LCDTable.A2" office:value-type="string">
            <text:p text:style-name="P51">Black/Green</text:p>
          </table:table-cell>
          <table:table-cell table:style-name="LCDTable.C2" office:value-type="string">
            <text:p text:style-name="Table_20_Contents">DB6, <text:span text:style-name="T3">P0.06</text:span></text:p>
          </table:table-cell>
        </table:table-row>
        <table:table-row>
          <table:table-cell table:style-name="LCDTable.A2" office:value-type="string">
            <text:p text:style-name="P50">14</text:p>
          </table:table-cell>
          <table:table-cell table:style-name="LCDTable.A2" office:value-type="string">
            <text:p text:style-name="P51">Green/Black</text:p>
          </table:table-cell>
          <table:table-cell table:style-name="LCDTable.C2" office:value-type="string">
            <text:p text:style-name="Table_20_Contents">DB7, <text:span text:style-name="T3">P0.07</text:span></text:p>
          </table:table-cell>
        </table:table-row>
        <table:table-row>
          <table:table-cell table:style-name="LCDTable.A2" office:value-type="string">
            <text:p text:style-name="P50">15</text:p>
          </table:table-cell>
          <table:table-cell table:style-name="LCDTable.A2" office:value-type="string">
            <text:p text:style-name="P51">--</text:p>
          </table:table-cell>
          <table:table-cell table:style-name="LCDTable.C2" office:value-type="string">
            <text:p text:style-name="Table_20_Contents"/>
          </table:table-cell>
        </table:table-row>
        <table:table-row>
          <table:table-cell table:style-name="LCDTable.A2" office:value-type="string">
            <text:p text:style-name="P50">16</text:p>
          </table:table-cell>
          <table:table-cell table:style-name="LCDTable.A2" office:value-type="string">
            <text:p text:style-name="P51">--</text:p>
          </table:table-cell>
          <table:table-cell table:style-name="LCDTable.C2" office:value-type="string">
            <text:p text:style-name="Table_20_Contents"/>
          </table:table-cell>
        </table:table-row>
      </table:table>
      <text:p text:style-name="P42"/>
      <text:h text:style-name="Heading_20_1" text:outline-level="1">Cables</text:h>
      <table:table table:name="LockCables" table:style-name="LockCables">
        <table:table-column table:style-name="LockCables.A"/>
        <table:table-column table:style-name="LockCables.B"/>
        <table:table-column table:style-name="LockCables.C"/>
        <table:table-header-rows>
          <table:table-row>
            <table:table-cell table:style-name="LockCables.A1" office:value-type="string">
              <text:p text:style-name="P48">Port</text:p>
            </table:table-cell>
            <table:table-cell table:style-name="LockCables.A1" office:value-type="string">
              <text:p text:style-name="P49">Cable color</text:p>
            </table:table-cell>
            <table:table-cell table:style-name="LockCables.C1" office:value-type="string">
              <text:p text:style-name="Table_20_Heading">Description</text:p>
            </table:table-cell>
          </table:table-row>
        </table:table-header-rows>
        <table:table-row>
          <table:table-cell table:style-name="LockCables.A2" office:value-type="string">
            <text:p text:style-name="P50">P0.11</text:p>
          </table:table-cell>
          <table:table-cell table:style-name="LockCables.A2" office:value-type="string">
            <text:p text:style-name="P51">Orange/white</text:p>
          </table:table-cell>
          <table:table-cell table:style-name="LockCables.C2" office:value-type="string">
            <text:p text:style-name="Table_20_Contents">Status LED.</text:p>
          </table:table-cell>
        </table:table-row>
        <table:table-row>
          <table:table-cell table:style-name="LockCables.A2" office:value-type="string">
            <text:p text:style-name="P50">P0.14</text:p>
          </table:table-cell>
          <table:table-cell table:style-name="LockCables.A2" office:value-type="string">
            <text:p text:style-name="P51">Black/Red</text:p>
          </table:table-cell>
          <table:table-cell table:style-name="LockCables.C2" office:value-type="string">
            <text:p text:style-name="Table_20_Contents">State 0 – <text:span text:style-name="T4">Internal.</text:span></text:p>
          </table:table-cell>
        </table:table-row>
        <table:table-row>
          <table:table-cell table:style-name="LockCables.A2" office:value-type="string">
            <text:p text:style-name="P50">P0.15</text:p>
          </table:table-cell>
          <table:table-cell table:style-name="LockCables.A2" office:value-type="string">
            <text:p text:style-name="P51">White/Blue</text:p>
          </table:table-cell>
          <table:table-cell table:style-name="LockCables.C2" office:value-type="string">
            <text:p text:style-name="Table_20_Contents">Smart temp Sensor, Heater Core temperature.</text:p>
          </table:table-cell>
        </table:table-row>
        <table:table-row>
          <table:table-cell table:style-name="LockCables.A2" office:value-type="string">
            <text:p text:style-name="P50">P0.16</text:p>
          </table:table-cell>
          <table:table-cell table:style-name="LockCables.A2" office:value-type="string">
            <text:p text:style-name="P51">Blue/White</text:p>
          </table:table-cell>
          <table:table-cell table:style-name="LockCables.C2" office:value-type="string">
            <text:p text:style-name="Table_20_Contents">Over temp Sensor.</text:p>
          </table:table-cell>
        </table:table-row>
        <table:table-row>
          <table:table-cell table:style-name="LockCables.A2" office:value-type="string">
            <text:p text:style-name="P50">P0.20</text:p>
          </table:table-cell>
          <table:table-cell table:style-name="LockCables.A2" office:value-type="string">
            <text:p text:style-name="P51">Black/Brown</text:p>
          </table:table-cell>
          <table:table-cell table:style-name="LockCables.C2" office:value-type="string">
            <text:p text:style-name="Table_20_Contents">Button Down.</text:p>
          </table:table-cell>
        </table:table-row>
        <table:table-row>
          <table:table-cell table:style-name="LockCables.A2" office:value-type="string">
            <text:p text:style-name="P50">P0.21</text:p>
          </table:table-cell>
          <table:table-cell table:style-name="LockCables.A2" office:value-type="string">
            <text:p text:style-name="P51">Orange/Blue</text:p>
          </table:table-cell>
          <table:table-cell table:style-name="LockCables.C2" office:value-type="string">
            <text:p text:style-name="Table_20_Contents">Button Enter.</text:p>
          </table:table-cell>
        </table:table-row>
        <table:table-row>
          <table:table-cell table:style-name="LockCables.A2" office:value-type="string">
            <text:p text:style-name="P50">P0.22</text:p>
          </table:table-cell>
          <table:table-cell table:style-name="LockCables.A2" office:value-type="string">
            <text:p text:style-name="P51">Black/Yellow</text:p>
          </table:table-cell>
          <table:table-cell table:style-name="LockCables.C2" office:value-type="string">
            <text:p text:style-name="Table_20_Contents">Button Force Transport ON.</text:p>
          </table:table-cell>
        </table:table-row>
        <table:table-row>
          <table:table-cell table:style-name="LockCables.A2" office:value-type="string">
            <text:p text:style-name="P50">P0.18</text:p>
          </table:table-cell>
          <table:table-cell table:style-name="LockCables.A2" office:value-type="string">
            <text:p text:style-name="P51">White/Black</text:p>
          </table:table-cell>
          <table:table-cell table:style-name="LockCables.C2" office:value-type="string">
            <text:p text:style-name="Table_20_Contents">Button Forward.</text:p>
          </table:table-cell>
        </table:table-row>
        <table:table-row>
          <table:table-cell table:style-name="LockCables.A2" office:value-type="string">
            <text:p text:style-name="P50">P0.19</text:p>
          </table:table-cell>
          <table:table-cell table:style-name="LockCables.A2" office:value-type="string">
            <text:p text:style-name="P51">Black/White</text:p>
          </table:table-cell>
          <table:table-cell table:style-name="LockCables.C2" office:value-type="string">
            <text:p text:style-name="Table_20_Contents">Button Up.</text:p>
          </table:table-cell>
        </table:table-row>
        <table:table-row>
          <table:table-cell table:style-name="LockCables.A2" office:value-type="string">
            <text:p text:style-name="P50">P1.27</text:p>
          </table:table-cell>
          <table:table-cell table:style-name="LockCables.A2" office:value-type="string">
            <text:p text:style-name="P51">Brown/Black</text:p>
          </table:table-cell>
          <table:table-cell table:style-name="LockCables.C2" office:value-type="string">
            <text:p text:style-name="Table_20_Contents">Fire Sensor.</text:p>
          </table:table-cell>
        </table:table-row>
        <table:table-row>
          <table:table-cell table:style-name="LockCables.A2" office:value-type="string">
            <text:p text:style-name="P50">P1.23</text:p>
          </table:table-cell>
          <table:table-cell table:style-name="LockCables.A2" office:value-type="string">
            <text:p text:style-name="P51">Blue/White</text:p>
          </table:table-cell>
          <table:table-cell table:style-name="LockCables.C2" office:value-type="string">
            <text:p text:style-name="Table_20_Contents">Element B – Main Connector 5.</text:p>
          </table:table-cell>
        </table:table-row>
        <table:table-row>
          <table:table-cell table:style-name="LockCables.A2" office:value-type="string">
            <text:p text:style-name="P50">P1.22</text:p>
          </table:table-cell>
          <table:table-cell table:style-name="LockCables.A2" office:value-type="string">
            <text:p text:style-name="P51">White/Blue</text:p>
          </table:table-cell>
          <table:table-cell table:style-name="LockCables.C2" office:value-type="string">
            <text:p text:style-name="Table_20_Contents">Element A – Main Connector 6.</text:p>
          </table:table-cell>
        </table:table-row>
        <table:table-row>
          <table:table-cell table:style-name="LockCables.A2" office:value-type="string">
            <text:p text:style-name="P50">P1.19</text:p>
          </table:table-cell>
          <table:table-cell table:style-name="LockCables.A2" office:value-type="string">
            <text:p text:style-name="P51">Green/Black</text:p>
          </table:table-cell>
          <table:table-cell table:style-name="LockCables.C2" office:value-type="string">
            <text:p text:style-name="Table_20_Contents">Furnace Heater – Main Connector 7.</text:p>
          </table:table-cell>
        </table:table-row>
        <table:table-row>
          <table:table-cell table:style-name="LockCables.A2" office:value-type="string">
            <text:p text:style-name="P50">P1.18</text:p>
          </table:table-cell>
          <table:table-cell table:style-name="LockCables.A2" office:value-type="string">
            <text:p text:style-name="P51">Black/Green</text:p>
          </table:table-cell>
          <table:table-cell table:style-name="LockCables.C2" office:value-type="string">
            <text:p text:style-name="Table_20_Contents">Furnace Fan – Main Connector 8.</text:p>
          </table:table-cell>
        </table:table-row>
        <table:table-row>
          <table:table-cell table:style-name="LockCables.A2" office:value-type="string">
            <text:p text:style-name="P50">P1.17</text:p>
          </table:table-cell>
          <table:table-cell table:style-name="LockCables.A2" office:value-type="string">
            <text:p text:style-name="P51">Black/Blue</text:p>
          </table:table-cell>
          <table:table-cell table:style-name="LockCables.C2" office:value-type="string">
            <text:p text:style-name="Table_20_Contents">Transport Motor B – Main Connector 9.</text:p>
          </table:table-cell>
        </table:table-row>
        <table:table-row>
          <table:table-cell table:style-name="LockCables.A2" office:value-type="string">
            <text:p text:style-name="P50">P1.16</text:p>
          </table:table-cell>
          <table:table-cell table:style-name="LockCables.A2" office:value-type="string">
            <text:p text:style-name="P51">Blue/Black</text:p>
          </table:table-cell>
          <table:table-cell table:style-name="LockCables.C2" office:value-type="string">
            <text:p text:style-name="Table_20_Contents">Transport Motor A – Main Connector 10.</text:p>
          </table:table-cell>
        </table:table-row>
      </table:table>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Ake Hedman</meta:initial-creator>
    <meta:creation-date>2005-10-22T12:20:45</meta:creation-date>
    <dc:date>2006-10-21T16:37:47</dc:date>
    <meta:printed-by>Ake Hedman</meta:printed-by>
    <meta:print-date>2005-11-29T20:24:05</meta:print-date>
    <dc:language>en-US</dc:language>
    <meta:editing-cycles>137</meta:editing-cycles>
    <meta:editing-duration>P1DT19H58M33S</meta:editing-duration>
    <meta:user-defined meta:name="Info 1"/>
    <meta:user-defined meta:name="Info 2"/>
    <meta:user-defined meta:name="Info 3"/>
    <meta:user-defined meta:name="Info 4"/>
    <meta:document-statistic meta:table-count="4" meta:image-count="0" meta:object-count="0" meta:page-count="46" meta:paragraph-count="732" meta:word-count="3179" meta:character-count="18455"/>
  </office:meta>
</office:document-meta>
</file>